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10000001C9667F8E2FF03517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style:font-size-asian="14pt" style:font-name-complex="Times New Roman1" style:font-size-complex="14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5" style:family="paragraph" style:parent-style-name="Standard">
      <style:paragraph-properties fo:margin-top="0cm" fo:margin-bottom="0cm" loext:contextual-spacing="false" fo:text-align="end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uk" fo:country="UA" style:font-name-asian="TimesNewRoman" style:font-size-asian="12pt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8" style:family="paragraph" style:parent-style-name="Standard">
      <style:paragraph-properties fo:margin-top="0cm" fo:margin-bottom="0cm" loext:contextual-spacing="false" fo:text-align="end" style:justify-single-word="false"/>
    </style:style>
    <style:style style:name="P9" style:family="paragraph" style:parent-style-name="Standard">
      <style:paragraph-properties fo:margin-left="0cm" fo:margin-right="0.011cm" fo:margin-top="0cm" fo:margin-bottom="0.06cm" loext:contextual-spacing="false" fo:text-align="center" style:justify-single-word="false" fo:text-indent="0cm" style:auto-text-indent="false"/>
    </style:style>
    <style:style style:name="P1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tyle="italic"/>
    </style:style>
    <style:style style:name="P1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80" style:font-name="DejaVu Sans Mono" fo:font-weight="bold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80"/>
    </style:style>
    <style:style style:name="P15" style:family="paragraph" style:parent-style-name="List_20_Paragraph">
      <style:text-properties style:font-name="Times New Roman" fo:font-size="14pt" fo:language="uk" fo:country="UA" style:font-size-asian="14pt" style:font-name-complex="Times New Roman1" style:font-size-complex="14pt"/>
    </style:style>
    <style:style style:name="P16" style:family="paragraph" style:parent-style-name="List_20_Paragraph" style:list-style-name="WWNum1">
      <style:text-properties style:font-name="Times New Roman" fo:font-size="14pt" fo:language="uk" fo:country="UA" style:font-size-asian="14pt" style:font-name-complex="Times New Roman1" style:font-size-complex="14pt"/>
    </style:style>
    <style:style style:name="P17" style:family="paragraph" style:parent-style-name="List_20_Paragraph">
      <style:paragraph-properties fo:margin-top="0cm" fo:margin-bottom="0.159cm" loext:contextual-spacing="true" fo:line-height="104%" fo:text-align="justify" style:justify-single-word="false"/>
    </style:style>
    <style:style style:name="P18" style:family="paragraph" style:parent-style-name="List_20_Paragraph" style:list-style-name="WWNum1">
      <style:paragraph-properties fo:margin-top="0cm" fo:margin-bottom="0.159cm" loext:contextual-spacing="true" fo:line-height="104%" fo:text-align="justify" style:justify-single-word="false"/>
    </style:style>
    <style:style style:name="P19" style:family="paragraph" style:parent-style-name="List_20_Paragraph">
      <style:paragraph-properties fo:margin-top="0cm" fo:margin-bottom="0.159cm" loext:contextual-spacing="true" fo:line-height="104%"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List_20_Paragraph" style:list-style-name="WWNum1">
      <style:paragraph-properties fo:margin-top="0cm" fo:margin-bottom="0.159cm" loext:contextual-spacing="true" fo:line-height="104%"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22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3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25" style:family="paragraph" style:parent-style-name="Standard">
      <style:paragraph-properties fo:margin-top="0cm" fo:margin-bottom="0cm" loext:contextual-spacing="false" fo:text-align="end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26" style:family="paragraph" style:parent-style-name="Standard">
      <style:paragraph-properties fo:margin-top="0cm" fo:margin-bottom="0cm" loext:contextual-spacing="false" fo:text-align="end" style:justify-single-word="false"/>
      <style:text-properties style:font-name="Times New Roman" fo:font-size="14pt" fo:language="uk" fo:country="UA" officeooo:rsid="00174f8b" officeooo:paragraph-rsid="00174f8b" style:font-size-asian="14pt" style:font-name-complex="Times New Roman1" style:font-size-complex="14pt"/>
    </style:style>
    <style:style style:name="P27" style:family="paragraph" style:parent-style-name="Standard">
      <style:paragraph-properties fo:margin-top="0cm" fo:margin-bottom="0cm" loext:contextual-spacing="false"/>
      <style:text-properties style:font-name="Times New Roman" fo:font-size="18pt" fo:language="uk" fo:country="UA" fo:font-weight="bold" style:font-size-asian="18pt" style:font-weight-asian="bold" style:font-name-complex="Times New Roman1" style:font-size-complex="14pt"/>
    </style:style>
    <style:style style:name="P28" style:family="paragraph" style:parent-style-name="Standard">
      <style:paragraph-properties fo:margin-top="0cm" fo:margin-bottom="0cm" loext:contextual-spacing="false" fo:line-height="100%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officeooo:paragraph-rsid="0018d451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officeooo:paragraph-rsid="00192274"/>
    </style:style>
    <style:style style:name="P31" style:family="paragraph" style:parent-style-name="Preformatted_20_Text">
      <style:text-properties fo:color="#000000"/>
    </style:style>
    <style:style style:name="P3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33" style:family="paragraph" style:parent-style-name="Preformatted_20_Text">
      <style:text-properties fo:color="#000000" style:font-name="DejaVu Sans Mono" fo:font-size="10pt" fo:language="uk" fo:country="UA" style:font-size-asian="10pt" style:font-name-complex="Times New Roman1" style:font-size-complex="10pt"/>
    </style:style>
    <style:style style:name="P3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tyle="italic"/>
    </style:style>
    <style:style style:name="P3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3" style:family="text">
      <style:text-properties style:font-name="Times New Roman" fo:font-size="14pt" fo:language="ru" fo:country="RU" officeooo:rsid="0018d451" style:font-size-asian="14pt" style:font-name-complex="Times New Roman1" style:font-size-complex="14pt"/>
    </style:style>
    <style:style style:name="T4" style:family="text">
      <style:text-properties style:font-name="Times New Roman" fo:font-size="14pt" fo:language="ru" fo:country="RU" officeooo:rsid="00192274" style:font-size-asian="14pt" style:font-name-complex="Times New Roman1" style:font-size-complex="14pt"/>
    </style:style>
    <style:style style:name="T5" style:family="text">
      <style:text-properties style:font-name="Times New Roman" fo:font-size="14pt" fo:language="ru" fo:country="RU" style:font-name-asian="TimesNewRoman" style:font-size-asian="14pt" style:font-name-complex="Times New Roman1" style:font-size-complex="14pt"/>
    </style:style>
    <style:style style:name="T6" style:family="text">
      <style:text-properties style:font-name="Times New Roman" fo:font-size="14pt" fo:language="ru" fo:country="RU" officeooo:rsid="0018d451" style:font-name-asian="TimesNewRoman" style:font-size-asian="14pt" style:font-name-complex="Times New Roman1" style:font-size-complex="14pt"/>
    </style:style>
    <style:style style:name="T7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fo:language="ru" fo:country="RU" fo:font-weight="bold" officeooo:rsid="001c2a9c" style:font-name-asian="Times New Roman1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size="14pt" fo:language="uk" fo:country="UA" fo:font-weight="bold" style:font-size-asian="14pt" style:font-weight-asian="bold" style:font-name-complex="Times New Roman1" style:font-weight-complex="bold"/>
    </style:style>
    <style:style style:name="T11" style:family="text">
      <style:text-properties style:font-name="Times New Roman" fo:font-size="14pt" fo:language="uk" fo:country="UA" fo:font-weight="bold" style:font-name-asian="Times New Roman1" style:font-size-asian="14pt" style:font-weight-asian="bold" style:font-name-complex="Times New Roman1" style:font-size-complex="14pt"/>
    </style:style>
    <style:style style:name="T12" style:family="text">
      <style:text-properties style:font-name="Times New Roman" fo:font-size="14pt" fo:language="uk" fo:country="UA" style:font-size-asian="14pt" style:font-name-complex="Times New Roman1"/>
    </style:style>
    <style:style style:name="T13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14" style:family="text">
      <style:text-properties style:font-name="Times New Roman" fo:font-size="14pt" fo:language="uk" fo:country="UA" officeooo:rsid="00174f8b" style:font-size-asian="14pt" style:font-name-complex="Times New Roman1" style:font-size-complex="14pt"/>
    </style:style>
    <style:style style:name="T15" style:family="text">
      <style:text-properties style:font-name="Times New Roman" fo:font-size="14pt" fo:language="uk" fo:country="UA" officeooo:rsid="00192274" style:font-size-asian="14pt" style:font-name-complex="Times New Roman1" style:font-size-complex="14pt"/>
    </style:style>
    <style:style style:name="T16" style:family="text">
      <style:text-properties style:font-name="Times New Roman" fo:font-size="14pt" fo:language="uk" fo:country="UA" style:font-size-asian="14pt" style:font-name-complex="Times New Roman1" style:font-weight-complex="bold"/>
    </style:style>
    <style:style style:name="T17" style:family="text">
      <style:text-properties style:font-name="Times New Roman" fo:font-size="14pt" fo:language="uk" fo:country="UA" style:font-name-asian="TimesNewRoman" style:font-size-asian="14pt" style:font-name-complex="Times New Roman1" style:font-size-complex="14pt"/>
    </style:style>
    <style:style style:name="T18" style:family="text">
      <style:text-properties style:font-name="Times New Roman" fo:font-size="14pt" fo:language="uk" fo:country="UA" style:font-name-asian="TimesNewRoman" style:font-size-asian="14pt" style:font-name-complex="Times New Roman1" style:font-size-complex="12pt"/>
    </style:style>
    <style:style style:name="T19" style:family="text">
      <style:text-properties style:font-name="Times New Roman" fo:font-size="14pt" fo:language="uk" fo:country="UA" fo:font-weight="normal" style:font-size-asian="14pt" style:font-weight-asian="normal" style:font-name-complex="Times New Roman1" style:font-weight-complex="normal"/>
    </style:style>
    <style:style style:name="T20" style:family="text">
      <style:text-properties style:font-name="Times New Roman" fo:font-size="14pt" fo:language="uk" fo:country="UA" fo:font-weight="normal" style:font-name-asian="TimesNewRoman" style:font-size-asian="14pt" style:font-weight-asian="normal" style:font-name-complex="Times New Roman1" style:font-size-complex="14pt" style:font-weight-complex="normal"/>
    </style:style>
    <style:style style:name="T2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3" style:family="text">
      <style:text-properties style:font-name="Times New Roman" fo:font-size="18pt" fo:language="ru" fo:country="RU" fo:font-weight="bold" style:font-size-asian="18pt" style:font-weight-asian="bold" style:font-name-complex="Times New Roman1" style:font-size-complex="14pt"/>
    </style:style>
    <style:style style:name="T24" style:family="text">
      <style:text-properties style:font-name="Times New Roman" fo:font-size="18pt" fo:language="ru" fo:country="RU" fo:font-weight="bold" style:font-name-asian="Times New Roman1" style:font-size-asian="18pt" style:font-weight-asian="bold" style:font-name-complex="Times New Roman1" style:font-size-complex="14pt"/>
    </style:style>
    <style:style style:name="T25" style:family="text">
      <style:text-properties style:font-name="Times New Roman" fo:font-size="12pt" fo:language="ru" fo:country="RU" style:font-name-asian="TimesNewRoman" style:font-size-asian="12pt" style:font-name-complex="Times New Roman1" style:font-size-complex="12pt"/>
    </style:style>
    <style:style style:name="T26" style:family="text">
      <style:text-properties fo:font-size="14pt" fo:language="ru" fo:country="RU" style:font-size-asian="14pt" style:font-size-complex="14pt"/>
    </style:style>
    <style:style style:name="T27" style:family="text">
      <style:text-properties fo:font-size="14pt" fo:language="ru" fo:country="RU" fo:font-weight="bold" style:font-size-asian="14pt" style:font-weight-asian="bold"/>
    </style:style>
    <style:style style:name="T28" style:family="text">
      <style:text-properties fo:color="#000080"/>
    </style:style>
    <style:style style:name="T29" style:family="text">
      <style:text-properties fo:color="#000080" fo:font-weight="bold"/>
    </style:style>
    <style:style style:name="T30" style:family="text">
      <style:text-properties fo:color="#000080" style:font-name="DejaVu Sans Mono"/>
    </style:style>
    <style:style style:name="T31" style:family="text">
      <style:text-properties fo:color="#000080" style:font-name="DejaVu Sans Mono" fo:font-weight="bold"/>
    </style:style>
    <style:style style:name="T32" style:family="text">
      <style:text-properties fo:color="#0000b2"/>
    </style:style>
    <style:style style:name="T33" style:family="text">
      <style:text-properties fo:color="#0000b2" style:font-name="DejaVu Sans Mono"/>
    </style:style>
    <style:style style:name="T34" style:family="text">
      <style:text-properties fo:color="#0000ff"/>
    </style:style>
    <style:style style:name="T35" style:family="text">
      <style:text-properties fo:color="#0000ff" style:font-name="DejaVu Sans Mono"/>
    </style:style>
    <style:style style:name="T36" style:family="text">
      <style:text-properties fo:color="#008080"/>
    </style:style>
    <style:style style:name="T37" style:family="text">
      <style:text-properties fo:color="#008080" fo:font-weight="bold"/>
    </style:style>
    <style:style style:name="T38" style:family="text">
      <style:text-properties fo:color="#008080" style:font-name="DejaVu Sans Mono"/>
    </style:style>
    <style:style style:name="T39" style:family="text">
      <style:text-properties fo:color="#008080" style:font-name="DejaVu Sans Mono" fo:font-weight="bold"/>
    </style:style>
    <style:style style:name="T40" style:family="text">
      <style:text-properties fo:color="#b200b2" style:font-name="DejaVu Sans Mono"/>
    </style:style>
    <style:style style:name="T41" style:family="text">
      <style:text-properties fo:color="#808080"/>
    </style:style>
    <style:style style:name="T42" style:family="text">
      <style:text-properties fo:color="#808080" style:font-name="DejaVu Sans Mono"/>
    </style:style>
    <style:style style:name="T43" style:family="text">
      <style:text-properties fo:color="#808080" style:font-name="DejaVu Sans Mono" fo:font-style="italic"/>
    </style:style>
    <style:style style:name="T44" style:family="text">
      <style:text-properties fo:color="#808080" fo:font-style="italic"/>
    </style:style>
    <style:style style:name="T45" style:family="text">
      <style:text-properties fo:color="#660099" style:font-name="DejaVu Sans Mono"/>
    </style:style>
    <style:style style:name="T46" style:family="text">
      <style:text-properties style:font-name="DejaVu Sans Mono"/>
    </style:style>
    <style:style style:name="T47" style:family="text">
      <style:text-properties style:font-name="DejaVu Sans Mono" fo:font-weight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Національний технічний університет України</text:p>
      <text:p text:style-name="P22"><text:s/>«Київський політехнічний інститут імені Ігоря Сікорського» </text:p>
      <text:p text:style-name="P2">Факультет інформатики та обчислювальної техніки </text:p>
      <text:p text:style-name="P2">Кафедра обчислювальної техні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4">Методи оптимізації та планування експерименту</text:p>
      <text:p text:style-name="P1"><text:span text:style-name="T13">Лабораторна робота №</text:span><text:span text:style-name="T3">5</text:span><text:span text:style-name="T13">:</text:span></text:p>
      <text:p text:style-name="P7"><text:span text:style-name="T13">«</text:span><text:span text:style-name="T5">ПРОВЕДЕННЯ ТРЬОХФАКТОРНОГО ЕКСПЕРИМЕНТУ ПРИ ВИКОРИСТАННІ РІВНЯННЯ РЕГРЕСІЇ З УРАХУВАННЯМ </text:span><text:span text:style-name="T6">КВАДРАТИЧНИХ ЧЛЕНІВ</text:span><text:span text:style-name="T17">»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Виконав:</text:p>
      <text:p text:style-name="P5">студент групи ІО-83</text:p>
      <text:p text:style-name="P26">Крамар Віктор</text:p>
      <text:p text:style-name="P8"><text:span text:style-name="T13">Залікова книжка № 83</text:span><text:span text:style-name="T14">1</text:span><text:span text:style-name="T13">6</text:span></text:p>
      <text:p text:style-name="P5">Перевірив Регіда П. Г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2"/>
      <text:p text:style-name="P2"/>
      <text:p text:style-name="P2"/>
      <text:p text:style-name="P2"/>
      <text:p text:style-name="P1"><text:span text:style-name="T13">Київ 20</text:span><text:span text:style-name="T2">20</text:span><text:span text:style-name="T13">р.</text:span></text:p>
      <text:p text:style-name="P4"><text:soft-page-break/></text:p>
      <text:p text:style-name="P9"><text:span text:style-name="T11">Лабораторна</text:span><text:span text:style-name="T7"> робота №</text:span><text:bookmark text:name="_GoBack"/><text:span text:style-name="T8">5</text:span></text:p>
      <text:p text:style-name="P29"><text:span text:style-name="T23">Тема:</text:span><text:span text:style-name="T26"> </text:span><text:span text:style-name="T25"><text:s/></text:span><text:span text:style-name="T5">ПРОВЕДЕННЯ ТРЬОХФАКТОРНОГО ЕКСПЕРИМЕНТУ ПРИ ВИКОРИСТАННІ РІВНЯННЯ РЕГРЕСІЇ З УРАХУВАННЯМ </text:span><text:span text:style-name="T6">КВАДРАТИЧНИХ ЧЛЕНІВ.</text:span></text:p>
      <text:p text:style-name="P28"><text:span text:style-name="T24">Мета:</text:span><text:span text:style-name="T27"> </text:span><text:span text:style-name="T19">Провести трьохфакторний експеримент з урахуванням квадратичних членів ,використовуючи центральний ортогональний композиційний план. Знайти рівняння регресії, яке буде адекватним для опису об'єкту.</text:span></text:p>
      <text:p text:style-name="P3"/>
      <text:p text:style-name="P27">Виконання: </text:p>
      <text:p text:style-name="Standard"><text:span text:style-name="T13">Варіант – 3</text:span><text:span text:style-name="T14">1</text:span><text:span text:style-name="T13">5. </text:span></text:p>
      <text:p text:style-name="Standard"><draw:frame draw:style-name="fr1" draw:name="Изображение1" text:anchor-type="paragraph" svg:width="9.338cm" svg:height="0.741cm" draw:z-index="0"><draw:image xlink:href="Pictures/10000000000001610000001C9667F8E2FF035176.png" xlink:type="simple" xlink:show="embed" xlink:actuate="onLoad" loext:mime-type="image/x-vclgraphic"/></draw:frame></text:p>
      <text:p text:style-name="P7"/>
      <text:p text:style-name="P6"/>
      <text:list xml:id="list307243925" text:style-name="WWNum1">
        <text:list-item>
          <text:p text:style-name="P16">Лістинг програми:</text:p>
        </text:list-item>
      </text:list>
      <text:p text:style-name="P15"/>
      <text:p text:style-name="P33"><text:span text:style-name="T29">from </text:span>_pydecimal <text:span text:style-name="T29">import </text:span>Decimal</text:p>
      <text:p text:style-name="P11"><text:span text:style-name="T29">from </text:span>scipy.stats <text:span text:style-name="T29">import </text:span>f, t</text:p>
      <text:p text:style-name="P11">m = <text:span text:style-name="T34">0</text:span></text:p>
      <text:p text:style-name="P11">d = <text:span text:style-name="T34">0</text:span></text:p>
      <text:p text:style-name="P11">N = <text:span text:style-name="T34">15</text:span></text:p>
      <text:p text:style-name="P11">x1_min = -<text:span text:style-name="T34">8</text:span></text:p>
      <text:p text:style-name="P11">x1_max = <text:span text:style-name="T34">9</text:span></text:p>
      <text:p text:style-name="P11">x2_min = -<text:span text:style-name="T34">8</text:span></text:p>
      <text:p text:style-name="P11">x2_max = <text:span text:style-name="T34">6</text:span></text:p>
      <text:p text:style-name="P11">x3_min = -<text:span text:style-name="T34">5</text:span></text:p>
      <text:p text:style-name="P11">x3_max = <text:span text:style-name="T34">6</text:span></text:p>
      <text:p text:style-name="P11">x01 = (x1_max - x1_min) / <text:span text:style-name="T34">2</text:span></text:p>
      <text:p text:style-name="P11">x02 = (x2_max - x2_min) / <text:span text:style-name="T34">2</text:span></text:p>
      <text:p text:style-name="P11">x03 = (x3_max - x3_min) / <text:span text:style-name="T34">2</text:span></text:p>
      <text:p text:style-name="P11">delta_x1 = x1_max - x01</text:p>
      <text:p text:style-name="P11">delta_x2 = x2_max - x02</text:p>
      <text:p text:style-name="P11">delta_x3 = x3_max - x03</text:p>
      <text:p text:style-name="P11">y_min = <text:span text:style-name="T34">200 </text:span>+ <text:span text:style-name="T28">int</text:span>((x1_min + x2_min + x3_min) / <text:span text:style-name="T34">3</text:span>)</text:p>
      <text:p text:style-name="P11">y_max = <text:span text:style-name="T34">200 </text:span>+ <text:span text:style-name="T28">int</text:span>((x1_max + x2_max + x3_max) / <text:span text:style-name="T34">3</text:span>)</text:p>
      <text:p text:style-name="P11"><text:span text:style-name="T29">def </text:span>sqrt(element):</text:p>
      <text:p text:style-name="P12"><text:s text:c="4"/><text:span text:style-name="T31">from </text:span><text:span text:style-name="T46">math </text:span><text:span text:style-name="T31">import </text:span><text:span text:style-name="T46">sqrt</text:span></text:p>
      <text:p text:style-name="P12"><text:s text:c="4"/><text:span text:style-name="T31">return </text:span><text:span text:style-name="T46">sqrt ( element )</text:span></text:p>
      <text:p text:style-name="P11"><text:span text:style-name="T29">def </text:span>fab(element):</text:p>
      <text:p text:style-name="P12"><text:s text:c="4"/><text:span text:style-name="T31">from </text:span><text:span text:style-name="T46">math </text:span><text:span text:style-name="T31">import </text:span><text:span text:style-name="T46">fabs</text:span></text:p>
      <text:p text:style-name="P12"><text:s text:c="4"/><text:span text:style-name="T31">return </text:span><text:span text:style-name="T46">fabs ( element )</text:span></text:p>
      <text:p text:style-name="P11">correct_input = <text:span text:style-name="T29">False</text:span></text:p>
      <text:p text:style-name="P11"><text:span text:style-name="T29">while not </text:span>correct_input:</text:p>
      <text:p text:style-name="P12"><text:s text:c="4"/><text:span text:style-name="T31">try</text:span><text:span text:style-name="T46">:</text:span></text:p>
      <text:p text:style-name="P12"><text:s text:c="8"/><text:span text:style-name="T46">m = </text:span><text:span text:style-name="T30">int</text:span><text:span text:style-name="T46">(</text:span><text:span text:style-name="T30">input</text:span><text:span text:style-name="T46">(</text:span><text:span text:style-name="T39">"Enter number of reiteration: "</text:span><text:span text:style-name="T46">))</text:span></text:p>
      <text:p text:style-name="P12"><text:s text:c="8"/><text:span text:style-name="T46">p = </text:span><text:span text:style-name="T30">float</text:span><text:span text:style-name="T46">(</text:span><text:span text:style-name="T30">input</text:span><text:span text:style-name="T46">(</text:span><text:span text:style-name="T39">"Enter confidence probability: "</text:span><text:span text:style-name="T46">))</text:span></text:p>
      <text:p text:style-name="P12"><text:s text:c="8"/><text:span text:style-name="T46">correct_input = </text:span><text:span text:style-name="T31">True</text:span></text:p>
      <text:p text:style-name="P12"><text:span text:style-name="T28"><text:s text:c="4"/></text:span><text:span text:style-name="T31">except </text:span><text:span text:style-name="T30">ValueError</text:span><text:span text:style-name="T46">:</text:span></text:p>
      <text:p text:style-name="P12"><text:s text:c="8"/><text:span text:style-name="T31">pass</text:span></text:p>
      <text:p text:style-name="P10">#starts cycle where the main code performs</text:p>
      <text:p text:style-name="P11">correct = <text:span text:style-name="T29">False</text:span></text:p>
      <text:p text:style-name="P11"><text:span text:style-name="T29">while not </text:span>correct:</text:p>
      <text:p text:style-name="P12"><text:s text:c="4"/><text:span text:style-name="T31">try</text:span><text:span text:style-name="T46">:</text:span></text:p>
      <text:p text:style-name="P12"><text:soft-page-break/><text:s text:c="8"/><text:span text:style-name="T46">array = [</text:span><text:span text:style-name="T43">#initial array</text:span></text:p>
      <text:p text:style-name="P12"><text:span text:style-name="T41"><text:s text:c="12"/></text:span><text:span text:style-name="T46">[-</text:span><text:span text:style-name="T35">1</text:span><text:span text:style-name="T46">, -</text:span><text:span text:style-name="T35">1</text:span><text:span text:style-name="T46">, -</text:span><text:span text:style-name="T35">1</text:span><text:span text:style-name="T46">, +</text:span><text:span text:style-name="T35">1</text:span><text:span text:style-name="T46">, +</text:span><text:span text:style-name="T35">1</text:span><text:span text:style-name="T46">, +</text:span><text:span text:style-name="T35">1</text:span><text:span text:style-name="T46">, -</text:span><text:span text:style-name="T35">1</text:span><text:span text:style-name="T46">, +</text:span><text:span text:style-name="T35">1</text:span><text:span text:style-name="T46">, +</text:span><text:span text:style-name="T35">1</text:span><text:span text:style-name="T46">, +</text:span><text:span text:style-name="T35">1</text:span><text:span text:style-name="T46">],</text:span></text:p>
      <text:p text:style-name="P12"><text:s text:c="12"/><text:span text:style-name="T46">[-</text:span><text:span text:style-name="T35">1</text:span><text:span text:style-name="T46">, -</text:span><text:span text:style-name="T35">1</text:span><text:span text:style-name="T46">, +</text:span><text:span text:style-name="T35">1</text:span><text:span text:style-name="T46">, +</text:span><text:span text:style-name="T35">1</text:span><text:span text:style-name="T46">, -</text:span><text:span text:style-name="T35">1</text:span><text:span text:style-name="T46">, -</text:span><text:span text:style-name="T35">1</text:span><text:span text:style-name="T46">, +</text:span><text:span text:style-name="T35">1</text:span><text:span text:style-name="T46">, +</text:span><text:span text:style-name="T35">1</text:span><text:span text:style-name="T46">, +</text:span><text:span text:style-name="T35">1</text:span><text:span text:style-name="T46">, +</text:span><text:span text:style-name="T35">1</text:span><text:span text:style-name="T46">],</text:span></text:p>
      <text:p text:style-name="P12"><text:s text:c="12"/><text:span text:style-name="T46">[-</text:span><text:span text:style-name="T35">1</text:span><text:span text:style-name="T46">, +</text:span><text:span text:style-name="T35">1</text:span><text:span text:style-name="T46">, -</text:span><text:span text:style-name="T35">1</text:span><text:span text:style-name="T46">, -</text:span><text:span text:style-name="T35">1</text:span><text:span text:style-name="T46">, +</text:span><text:span text:style-name="T35">1</text:span><text:span text:style-name="T46">, -</text:span><text:span text:style-name="T35">1</text:span><text:span text:style-name="T46">, +</text:span><text:span text:style-name="T35">1</text:span><text:span text:style-name="T46">, +</text:span><text:span text:style-name="T35">1</text:span><text:span text:style-name="T46">, +</text:span><text:span text:style-name="T35">1</text:span><text:span text:style-name="T46">, +</text:span><text:span text:style-name="T35">1</text:span><text:span text:style-name="T46">],</text:span></text:p>
      <text:p text:style-name="P12"><text:s text:c="12"/><text:span text:style-name="T46">[-</text:span><text:span text:style-name="T35">1</text:span><text:span text:style-name="T46">, +</text:span><text:span text:style-name="T35">1</text:span><text:span text:style-name="T46">, +</text:span><text:span text:style-name="T35">1</text:span><text:span text:style-name="T46">, -</text:span><text:span text:style-name="T35">1</text:span><text:span text:style-name="T46">, -</text:span><text:span text:style-name="T35">1</text:span><text:span text:style-name="T46">, +</text:span><text:span text:style-name="T35">1</text:span><text:span text:style-name="T46">, -</text:span><text:span text:style-name="T35">1</text:span><text:span text:style-name="T46">, +</text:span><text:span text:style-name="T35">1</text:span><text:span text:style-name="T46">, +</text:span><text:span text:style-name="T35">1</text:span><text:span text:style-name="T46">, +</text:span><text:span text:style-name="T35">1</text:span><text:span text:style-name="T46">],</text:span></text:p>
      <text:p text:style-name="P12"><text:s text:c="12"/><text:span text:style-name="T46">[+</text:span><text:span text:style-name="T35">1</text:span><text:span text:style-name="T46">, -</text:span><text:span text:style-name="T35">1</text:span><text:span text:style-name="T46">, -</text:span><text:span text:style-name="T35">1</text:span><text:span text:style-name="T46">, -</text:span><text:span text:style-name="T35">1</text:span><text:span text:style-name="T46">, -</text:span><text:span text:style-name="T35">1</text:span><text:span text:style-name="T46">, +</text:span><text:span text:style-name="T35">1</text:span><text:span text:style-name="T46">, +</text:span><text:span text:style-name="T35">1</text:span><text:span text:style-name="T46">, +</text:span><text:span text:style-name="T35">1</text:span><text:span text:style-name="T46">, +</text:span><text:span text:style-name="T35">1</text:span><text:span text:style-name="T46">, +</text:span><text:span text:style-name="T35">1</text:span><text:span text:style-name="T46">],</text:span></text:p>
      <text:p text:style-name="P12"><text:s text:c="12"/><text:span text:style-name="T46">[+</text:span><text:span text:style-name="T35">1</text:span><text:span text:style-name="T46">, -</text:span><text:span text:style-name="T35">1</text:span><text:span text:style-name="T46">, +</text:span><text:span text:style-name="T35">1</text:span><text:span text:style-name="T46">, -</text:span><text:span text:style-name="T35">1</text:span><text:span text:style-name="T46">, +</text:span><text:span text:style-name="T35">1</text:span><text:span text:style-name="T46">, -</text:span><text:span text:style-name="T35">1</text:span><text:span text:style-name="T46">, -</text:span><text:span text:style-name="T35">1</text:span><text:span text:style-name="T46">, +</text:span><text:span text:style-name="T35">1</text:span><text:span text:style-name="T46">, +</text:span><text:span text:style-name="T35">1</text:span><text:span text:style-name="T46">, +</text:span><text:span text:style-name="T35">1</text:span><text:span text:style-name="T46">],</text:span></text:p>
      <text:p text:style-name="P12"><text:s text:c="12"/><text:span text:style-name="T46">[+</text:span><text:span text:style-name="T35">1</text:span><text:span text:style-name="T46">, +</text:span><text:span text:style-name="T35">1</text:span><text:span text:style-name="T46">, -</text:span><text:span text:style-name="T35">1</text:span><text:span text:style-name="T46">, +</text:span><text:span text:style-name="T35">1</text:span><text:span text:style-name="T46">, -</text:span><text:span text:style-name="T35">1</text:span><text:span text:style-name="T46">, -</text:span><text:span text:style-name="T35">1</text:span><text:span text:style-name="T46">, -</text:span><text:span text:style-name="T35">1</text:span><text:span text:style-name="T46">, +</text:span><text:span text:style-name="T35">1</text:span><text:span text:style-name="T46">, +</text:span><text:span text:style-name="T35">1</text:span><text:span text:style-name="T46">, +</text:span><text:span text:style-name="T35">1</text:span><text:span text:style-name="T46">],</text:span></text:p>
      <text:p text:style-name="P12"><text:s text:c="12"/><text:span text:style-name="T46">[+</text:span><text:span text:style-name="T35">1</text:span><text:span text:style-name="T46">, +</text:span><text:span text:style-name="T35">1</text:span><text:span text:style-name="T46">, +</text:span><text:span text:style-name="T35">1</text:span><text:span text:style-name="T46">, +</text:span><text:span text:style-name="T35">1</text:span><text:span text:style-name="T46">, +</text:span><text:span text:style-name="T35">1</text:span><text:span text:style-name="T46">, +</text:span><text:span text:style-name="T35">1</text:span><text:span text:style-name="T46">, +</text:span><text:span text:style-name="T35">1</text:span><text:span text:style-name="T46">, +</text:span><text:span text:style-name="T35">1</text:span><text:span text:style-name="T46">, +</text:span><text:span text:style-name="T35">1</text:span><text:span text:style-name="T46">, +</text:span><text:span text:style-name="T35">1</text:span><text:span text:style-name="T46">],</text:span></text:p>
      <text:p text:style-name="P12"><text:s text:c="12"/><text:span text:style-name="T46">[-</text:span><text:span text:style-name="T35">1.215</text:span><text:span text:style-name="T46">, </text:span><text:span text:style-name="T35">0</text:span><text:span text:style-name="T46">, </text:span><text:span text:style-name="T35">0</text:span><text:span text:style-name="T46">, </text:span><text:span text:style-name="T35">0</text:span><text:span text:style-name="T46">, </text:span><text:span text:style-name="T35">0</text:span><text:span text:style-name="T46">, </text:span><text:span text:style-name="T35">0</text:span><text:span text:style-name="T46">, </text:span><text:span text:style-name="T35">0</text:span><text:span text:style-name="T46">, </text:span><text:span text:style-name="T35">1.4623</text:span><text:span text:style-name="T46">, </text:span><text:span text:style-name="T35">0</text:span><text:span text:style-name="T46">, </text:span><text:span text:style-name="T35">0</text:span><text:span text:style-name="T46">],</text:span></text:p>
      <text:p text:style-name="P12"><text:s text:c="12"/><text:span text:style-name="T46">[+</text:span><text:span text:style-name="T35">1.215</text:span><text:span text:style-name="T46">, </text:span><text:span text:style-name="T35">0</text:span><text:span text:style-name="T46">, </text:span><text:span text:style-name="T35">0</text:span><text:span text:style-name="T46">, </text:span><text:span text:style-name="T35">0</text:span><text:span text:style-name="T46">, </text:span><text:span text:style-name="T35">0</text:span><text:span text:style-name="T46">, </text:span><text:span text:style-name="T35">0</text:span><text:span text:style-name="T46">, </text:span><text:span text:style-name="T35">0</text:span><text:span text:style-name="T46">, </text:span><text:span text:style-name="T35">1.4623</text:span><text:span text:style-name="T46">, </text:span><text:span text:style-name="T35">0</text:span><text:span text:style-name="T46">, </text:span><text:span text:style-name="T35">0</text:span><text:span text:style-name="T46">],</text:span></text:p>
      <text:p text:style-name="P12"><text:s text:c="12"/><text:span text:style-name="T46">[</text:span><text:span text:style-name="T35">0</text:span><text:span text:style-name="T46">, -</text:span><text:span text:style-name="T35">1.215</text:span><text:span text:style-name="T46">, </text:span><text:span text:style-name="T35">0</text:span><text:span text:style-name="T46">, </text:span><text:span text:style-name="T35">0</text:span><text:span text:style-name="T46">, </text:span><text:span text:style-name="T35">0</text:span><text:span text:style-name="T46">, </text:span><text:span text:style-name="T35">0</text:span><text:span text:style-name="T46">, </text:span><text:span text:style-name="T35">0</text:span><text:span text:style-name="T46">, </text:span><text:span text:style-name="T35">0</text:span><text:span text:style-name="T46">, </text:span><text:span text:style-name="T35">1.4623</text:span><text:span text:style-name="T46">, </text:span><text:span text:style-name="T35">0</text:span><text:span text:style-name="T46">],</text:span></text:p>
      <text:p text:style-name="P12"><text:s text:c="12"/><text:span text:style-name="T46">[</text:span><text:span text:style-name="T35">0</text:span><text:span text:style-name="T46">, +</text:span><text:span text:style-name="T35">1.215</text:span><text:span text:style-name="T46">, </text:span><text:span text:style-name="T35">0</text:span><text:span text:style-name="T46">, </text:span><text:span text:style-name="T35">0</text:span><text:span text:style-name="T46">, </text:span><text:span text:style-name="T35">0</text:span><text:span text:style-name="T46">, </text:span><text:span text:style-name="T35">0</text:span><text:span text:style-name="T46">, </text:span><text:span text:style-name="T35">0</text:span><text:span text:style-name="T46">, </text:span><text:span text:style-name="T35">0</text:span><text:span text:style-name="T46">, </text:span><text:span text:style-name="T35">1.4623</text:span><text:span text:style-name="T46">, </text:span><text:span text:style-name="T35">0</text:span><text:span text:style-name="T46">],</text:span></text:p>
      <text:p text:style-name="P12"><text:s text:c="12"/><text:span text:style-name="T46">[</text:span><text:span text:style-name="T35">0</text:span><text:span text:style-name="T46">, </text:span><text:span text:style-name="T35">0</text:span><text:span text:style-name="T46">, -</text:span><text:span text:style-name="T35">1.215</text:span><text:span text:style-name="T46">, </text:span><text:span text:style-name="T35">0</text:span><text:span text:style-name="T46">, </text:span><text:span text:style-name="T35">0</text:span><text:span text:style-name="T46">, </text:span><text:span text:style-name="T35">0</text:span><text:span text:style-name="T46">, </text:span><text:span text:style-name="T35">0</text:span><text:span text:style-name="T46">, </text:span><text:span text:style-name="T35">0</text:span><text:span text:style-name="T46">, </text:span><text:span text:style-name="T35">0</text:span><text:span text:style-name="T46">, </text:span><text:span text:style-name="T35">1.4623</text:span><text:span text:style-name="T46">],</text:span></text:p>
      <text:p text:style-name="P12"><text:s text:c="12"/><text:span text:style-name="T46">[</text:span><text:span text:style-name="T35">0</text:span><text:span text:style-name="T46">, </text:span><text:span text:style-name="T35">0</text:span><text:span text:style-name="T46">, +</text:span><text:span text:style-name="T35">1.215</text:span><text:span text:style-name="T46">, </text:span><text:span text:style-name="T35">0</text:span><text:span text:style-name="T46">, </text:span><text:span text:style-name="T35">0</text:span><text:span text:style-name="T46">, </text:span><text:span text:style-name="T35">0</text:span><text:span text:style-name="T46">, </text:span><text:span text:style-name="T35">0</text:span><text:span text:style-name="T46">, </text:span><text:span text:style-name="T35">0</text:span><text:span text:style-name="T46">, </text:span><text:span text:style-name="T35">0</text:span><text:span text:style-name="T46">, </text:span><text:span text:style-name="T35">1.4623</text:span><text:span text:style-name="T46">],</text:span></text:p>
      <text:p text:style-name="P12"><text:s text:c="12"/><text:span text:style-name="T46">[</text:span><text:span text:style-name="T35">0</text:span><text:span text:style-name="T46">, </text:span><text:span text:style-name="T35">0</text:span><text:span text:style-name="T46">, </text:span><text:span text:style-name="T35">0</text:span><text:span text:style-name="T46">, </text:span><text:span text:style-name="T35">0</text:span><text:span text:style-name="T46">, </text:span><text:span text:style-name="T35">0</text:span><text:span text:style-name="T46">, </text:span><text:span text:style-name="T35">0</text:span><text:span text:style-name="T46">, </text:span><text:span text:style-name="T35">0</text:span><text:span text:style-name="T46">, </text:span><text:span text:style-name="T35">0</text:span><text:span text:style-name="T46">, </text:span><text:span text:style-name="T35">0</text:span><text:span text:style-name="T46">, </text:span><text:span text:style-name="T35">0</text:span><text:span text:style-name="T46">]</text:span></text:p>
      <text:p text:style-name="P12"><text:s text:c="8"/><text:span text:style-name="T46">]</text:span></text:p>
      <text:p text:style-name="P12"><text:s text:c="8"/><text:span text:style-name="T31">class </text:span><text:span text:style-name="T46">Critical_values:</text:span></text:p>
      <text:p text:style-name="P12"><text:s text:c="12"/><text:span text:style-name="T33">@staticmethod</text:span></text:p>
      <text:p text:style-name="P12"><text:span text:style-name="T32"><text:s text:c="12"/></text:span><text:span text:style-name="T31">def </text:span><text:span text:style-name="T46">get_cohren_value(size_of_selections, qty_of_selections, significance):</text:span></text:p>
      <text:p text:style-name="P12"><text:s text:c="16"/><text:span text:style-name="T46">size_of_selections += </text:span><text:span text:style-name="T35">1</text:span></text:p>
      <text:p text:style-name="P12"><text:span text:style-name="T34"><text:s text:c="16"/></text:span><text:span text:style-name="T46">partResult1 = significance / (size_of_selections - </text:span><text:span text:style-name="T35">1</text:span><text:span text:style-name="T46">)</text:span></text:p>
      <text:p text:style-name="P12"><text:s text:c="16"/><text:span text:style-name="T46">params = [partResult1, qty_of_selections, (size_of_selections - </text:span><text:span text:style-name="T35">1 </text:span><text:span text:style-name="T46">- </text:span><text:span text:style-name="T35">1</text:span><text:span text:style-name="T46">) * qty_of_selections]</text:span></text:p>
      <text:p text:style-name="P12"><text:s text:c="16"/><text:span text:style-name="T46">fisher = f.isf(*params)</text:span></text:p>
      <text:p text:style-name="P12"><text:s text:c="16"/><text:span text:style-name="T46">result = fisher / (fisher + (size_of_selections - </text:span><text:span text:style-name="T35">1 </text:span><text:span text:style-name="T46">- </text:span><text:span text:style-name="T35">1</text:span><text:span text:style-name="T46">))</text:span></text:p>
      <text:p text:style-name="P12"><text:s text:c="16"/><text:span text:style-name="T31">return </text:span><text:span text:style-name="T46">Decimal(result).quantize(Decimal(</text:span><text:span text:style-name="T39">'.0001'</text:span><text:span text:style-name="T46">)).</text:span><text:span text:style-name="T40">__float__</text:span><text:span text:style-name="T46">()</text:span></text:p>
      <text:p text:style-name="P12"><text:s text:c="12"/><text:span text:style-name="T33">@staticmethod</text:span></text:p>
      <text:p text:style-name="P12"><text:span text:style-name="T32"><text:s text:c="12"/></text:span><text:span text:style-name="T31">def </text:span><text:span text:style-name="T46">get_student_value(f3, significance):</text:span></text:p>
      <text:p text:style-name="P12"><text:s text:c="16"/><text:span text:style-name="T31">return </text:span><text:span text:style-name="T46">Decimal(</text:span><text:span text:style-name="T30">abs</text:span><text:span text:style-name="T46">(t.ppf(significance / </text:span><text:span text:style-name="T35">2</text:span><text:span text:style-name="T46">, f3))).quantize(Decimal(</text:span><text:span text:style-name="T39">'.0001'</text:span><text:span text:style-name="T46">)).</text:span><text:span text:style-name="T40">__float__</text:span><text:span text:style-name="T46">()</text:span></text:p>
      <text:p text:style-name="P12"><text:s text:c="12"/><text:span text:style-name="T33">@staticmethod</text:span></text:p>
      <text:p text:style-name="P12"><text:span text:style-name="T32"><text:s text:c="12"/></text:span><text:span text:style-name="T31">def </text:span><text:span text:style-name="T46">get_fisher_value(f3, f4, significance):</text:span></text:p>
      <text:p text:style-name="P12"><text:s text:c="16"/><text:span text:style-name="T31">return </text:span><text:span text:style-name="T46">Decimal(</text:span><text:span text:style-name="T30">abs</text:span><text:span text:style-name="T46">(f.isf(significance, f4, f3))).quantize(Decimal(</text:span><text:span text:style-name="T39">'.0001'</text:span><text:span text:style-name="T46">)).</text:span><text:span text:style-name="T40">__float__</text:span><text:span text:style-name="T46">()</text:span></text:p>
      <text:p text:style-name="P12"><text:s text:c="8"/><text:span text:style-name="T31">def </text:span><text:span text:style-name="T46">x(l1, l2, l3):</text:span></text:p>
      <text:p text:style-name="P12"><text:s text:c="12"/><text:span text:style-name="T46">x_1 = l1 * delta_x1 + x01</text:span></text:p>
      <text:p text:style-name="P12"><text:s text:c="12"/><text:span text:style-name="T46">x_2 = l2 * delta_x2 + x02</text:span></text:p>
      <text:p text:style-name="P12"><text:s text:c="12"/><text:span text:style-name="T46">x_3 = l3 * delta_x3 + x03</text:span></text:p>
      <text:p text:style-name="P12"><text:s text:c="12"/><text:span text:style-name="T31">return </text:span><text:span text:style-name="T46">[x_1, x_2, x_3]</text:span></text:p>
      <text:p text:style-name="P12"><text:s text:c="8"/><text:span text:style-name="T31">def </text:span><text:span text:style-name="T46">generate_matrix():</text:span></text:p>
      <text:p text:style-name="P12"><text:s text:c="12"/><text:span text:style-name="T31">from </text:span><text:span text:style-name="T46">random </text:span><text:span text:style-name="T31">import </text:span><text:span text:style-name="T46">randrange</text:span></text:p>
      <text:p text:style-name="P12"><text:s text:c="12"/><text:span text:style-name="T46">matrix_with_y = [[randrange(y_min, y_max) </text:span><text:span text:style-name="T31">for </text:span><text:span text:style-name="T42">y </text:span><text:span text:style-name="T31">in </text:span><text:span text:style-name="T30">range</text:span><text:span text:style-name="T46">(m)] </text:span><text:span text:style-name="T31">for </text:span><text:span text:style-name="T42">x </text:span><text:span text:style-name="T31">in </text:span><text:span text:style-name="T30">range</text:span><text:span text:style-name="T46">(N)]</text:span></text:p>
      <text:p text:style-name="P12"><text:s text:c="12"/><text:span text:style-name="T31">return </text:span><text:span text:style-name="T46">matrix_with_y</text:span></text:p>
      <text:p text:style-name="P12"><text:s text:c="8"/><text:span text:style-name="T31">def </text:span><text:span text:style-name="T46">find_average(lst, orientation):</text:span></text:p>
      <text:p text:style-name="P12"><text:s text:c="12"/><text:span text:style-name="T46">average = []</text:span></text:p>
      <text:p text:style-name="P12"><text:s text:c="12"/><text:span text:style-name="T31">if </text:span><text:span text:style-name="T46">orientation == </text:span><text:span text:style-name="T35">1</text:span><text:span text:style-name="T46">:</text:span></text:p>
      <text:p text:style-name="P12"><text:s text:c="16"/><text:span text:style-name="T31">for </text:span><text:span text:style-name="T46">rows </text:span><text:span text:style-name="T31">in </text:span><text:span text:style-name="T30">range</text:span><text:span text:style-name="T46">(</text:span><text:span text:style-name="T30">len</text:span><text:span text:style-name="T46">(lst)):</text:span></text:p>
      <text:p text:style-name="P12"><text:s text:c="20"/><text:span text:style-name="T46">average.append(</text:span><text:span text:style-name="T30">sum</text:span><text:span text:style-name="T46">(lst[rows]) / </text:span><text:span text:style-name="T30">len</text:span><text:span text:style-name="T46">(lst[rows]))</text:span></text:p>
      <text:p text:style-name="P12"><text:s text:c="12"/><text:span text:style-name="T31">else</text:span><text:span text:style-name="T46">:</text:span></text:p>
      <text:p text:style-name="P12"><text:s text:c="16"/><text:span text:style-name="T31">for </text:span><text:span text:style-name="T46">column </text:span><text:span text:style-name="T31">in </text:span><text:span text:style-name="T30">range</text:span><text:span text:style-name="T46">(</text:span><text:span text:style-name="T30">len</text:span><text:span text:style-name="T46">(lst[</text:span><text:span text:style-name="T35">0</text:span><text:span text:style-name="T46">])):</text:span></text:p>
      <text:p text:style-name="P12"><text:s text:c="20"/><text:span text:style-name="T46">number_lst = []</text:span></text:p>
      <text:p text:style-name="P12"><text:s text:c="20"/><text:span text:style-name="T31">for </text:span><text:span text:style-name="T46">rows </text:span><text:span text:style-name="T31">in </text:span><text:span text:style-name="T30">range</text:span><text:span text:style-name="T46">(</text:span><text:span text:style-name="T30">len</text:span><text:span text:style-name="T46">(lst)):</text:span></text:p>
      <text:p text:style-name="P12"><text:s text:c="24"/><text:span text:style-name="T46">number_lst.append(lst[rows][column])</text:span></text:p>
      <text:p text:style-name="P12"><text:s text:c="20"/><text:span text:style-name="T46">average.append(</text:span><text:span text:style-name="T30">sum</text:span><text:span text:style-name="T46">(number_lst) / </text:span><text:span text:style-name="T30">len</text:span><text:span text:style-name="T46">(number_lst))</text:span></text:p>
      <text:p text:style-name="P12"><text:s text:c="12"/><text:span text:style-name="T31">return </text:span><text:span text:style-name="T46">average</text:span></text:p>
      <text:p text:style-name="P12"><text:s text:c="8"/><text:span text:style-name="T31">def </text:span><text:span text:style-name="T46">count(first , second):</text:span></text:p>
      <text:p text:style-name="P12"><text:s text:c="12"/><text:span text:style-name="T46">need_a = </text:span><text:span text:style-name="T35">0</text:span></text:p>
      <text:p text:style-name="P12"><text:span text:style-name="T34"><text:s text:c="12"/></text:span><text:span text:style-name="T31">for </text:span><text:span text:style-name="T46">j </text:span><text:span text:style-name="T31">in </text:span><text:span text:style-name="T30">range</text:span><text:span text:style-name="T46">(N):</text:span></text:p>
      <text:p text:style-name="P12"><text:s text:c="16"/><text:span text:style-name="T46">need_a += x_matrix[j][first - </text:span><text:span text:style-name="T35">1</text:span><text:span text:style-name="T46">] * x_matrix[j][second - </text:span><text:span text:style-name="T35">1</text:span><text:span text:style-name="T46">] / N</text:span></text:p>
      <text:p text:style-name="P12"><text:soft-page-break/><text:s text:c="12"/><text:span text:style-name="T31">return </text:span><text:span text:style-name="T46">need_a</text:span></text:p>
      <text:p text:style-name="P12"><text:s text:c="8"/><text:span text:style-name="T31">def </text:span><text:span text:style-name="T46">find_known(number):</text:span></text:p>
      <text:p text:style-name="P12"><text:s text:c="12"/><text:span text:style-name="T46">need_a = </text:span><text:span text:style-name="T35">0</text:span></text:p>
      <text:p text:style-name="P12"><text:span text:style-name="T34"><text:s text:c="12"/></text:span><text:span text:style-name="T31">for </text:span><text:span text:style-name="T46">j </text:span><text:span text:style-name="T31">in </text:span><text:span text:style-name="T30">range</text:span><text:span text:style-name="T46">(N):</text:span></text:p>
      <text:p text:style-name="P12"><text:s text:c="16"/><text:span text:style-name="T46">need_a += average_y[j] * x_matrix[j][number - </text:span><text:span text:style-name="T35">1</text:span><text:span text:style-name="T46">] / </text:span><text:span text:style-name="T35">15</text:span></text:p>
      <text:p text:style-name="P12"><text:span text:style-name="T34"><text:s text:c="12"/></text:span><text:span text:style-name="T31">return </text:span><text:span text:style-name="T46">need_a</text:span></text:p>
      <text:p text:style-name="P12"><text:s text:c="8"/><text:span text:style-name="T31">def </text:span><text:span text:style-name="T46">solve(lst_1, lst_2):</text:span></text:p>
      <text:p text:style-name="P12"><text:s text:c="12"/><text:span text:style-name="T31">from </text:span><text:span text:style-name="T46">numpy.linalg </text:span><text:span text:style-name="T31">import </text:span><text:span text:style-name="T46">solve</text:span></text:p>
      <text:p text:style-name="P12"><text:s text:c="12"/><text:span text:style-name="T46">solver = solve(lst_1, lst_2)</text:span></text:p>
      <text:p text:style-name="P12"><text:s text:c="12"/><text:span text:style-name="T31">return </text:span><text:span text:style-name="T46">solver</text:span></text:p>
      <text:p text:style-name="P12"><text:s text:c="8"/><text:span text:style-name="T31">def </text:span><text:span text:style-name="T46">check_result(b_lst, k):</text:span></text:p>
      <text:p text:style-name="P12"><text:s text:c="12"/><text:span text:style-name="T46">y_i = b_lst[</text:span><text:span text:style-name="T35">0</text:span><text:span text:style-name="T46">] + b_lst[</text:span><text:span text:style-name="T35">1</text:span><text:span text:style-name="T46">] * matrix[k][</text:span><text:span text:style-name="T35">0</text:span><text:span text:style-name="T46">] + b_lst[</text:span><text:span text:style-name="T35">2</text:span><text:span text:style-name="T46">] * matrix[k][</text:span><text:span text:style-name="T35">1</text:span><text:span text:style-name="T46">] + b_lst[</text:span><text:span text:style-name="T35">3</text:span><text:span text:style-name="T46">] * matrix[k][</text:span><text:span text:style-name="T35">2</text:span><text:span text:style-name="T46">] + \</text:span></text:p>
      <text:p text:style-name="P12"><text:s text:c="18"/><text:span text:style-name="T46">b_lst[</text:span><text:span text:style-name="T35">4</text:span><text:span text:style-name="T46">] * matrix[k][</text:span><text:span text:style-name="T35">3</text:span><text:span text:style-name="T46">] + b_lst[</text:span><text:span text:style-name="T35">5</text:span><text:span text:style-name="T46">] * matrix[k][</text:span><text:span text:style-name="T35">4</text:span><text:span text:style-name="T46">] + b_lst[</text:span><text:span text:style-name="T35">6</text:span><text:span text:style-name="T46">] * matrix[k][</text:span><text:span text:style-name="T35">5</text:span><text:span text:style-name="T46">] + b_lst[</text:span><text:span text:style-name="T35">7</text:span><text:span text:style-name="T46">] * matrix[k][</text:span><text:span text:style-name="T35">6</text:span><text:span text:style-name="T46">] + \</text:span></text:p>
      <text:p text:style-name="P12"><text:s text:c="18"/><text:span text:style-name="T46">b_lst[</text:span><text:span text:style-name="T35">8</text:span><text:span text:style-name="T46">] * matrix[k][</text:span><text:span text:style-name="T35">7</text:span><text:span text:style-name="T46">] + b_lst[</text:span><text:span text:style-name="T35">9</text:span><text:span text:style-name="T46">] * matrix[k][</text:span><text:span text:style-name="T35">8</text:span><text:span text:style-name="T46">] + b_lst[</text:span><text:span text:style-name="T35">10</text:span><text:span text:style-name="T46">] * matrix[k][</text:span><text:span text:style-name="T35">9</text:span><text:span text:style-name="T46">]</text:span></text:p>
      <text:p text:style-name="P12"><text:s text:c="12"/><text:span text:style-name="T31">return </text:span><text:span text:style-name="T46">y_i</text:span></text:p>
      <text:p text:style-name="P12"><text:s text:c="8"/><text:span text:style-name="T31">def </text:span><text:span text:style-name="T46">student_test(b_lst, number_x=</text:span><text:span text:style-name="T35">10</text:span><text:span text:style-name="T46">):</text:span></text:p>
      <text:p text:style-name="P12"><text:s text:c="12"/><text:span text:style-name="T46">b_dispersion = sqrt(dispersion_b2)</text:span></text:p>
      <text:p text:style-name="P12"><text:s text:c="12"/><text:span text:style-name="T31">for </text:span><text:span text:style-name="T46">column </text:span><text:span text:style-name="T31">in </text:span><text:span text:style-name="T30">range</text:span><text:span text:style-name="T46">(number_x):</text:span></text:p>
      <text:p text:style-name="P12"><text:s text:c="16"/><text:span text:style-name="T46">t_practice = </text:span><text:span text:style-name="T35">0</text:span></text:p>
      <text:p text:style-name="P12"><text:span text:style-name="T34"><text:s text:c="16"/></text:span><text:span text:style-name="T46">t_theoretical = Critical_values.get_student_value(f3, q)</text:span></text:p>
      <text:p text:style-name="P12"><text:s text:c="16"/><text:span text:style-name="T31">for </text:span><text:span text:style-name="T46">row </text:span><text:span text:style-name="T31">in </text:span><text:span text:style-name="T30">range</text:span><text:span text:style-name="T46">(N):</text:span></text:p>
      <text:p text:style-name="P12"><text:s text:c="20"/><text:span text:style-name="T31">if </text:span><text:span text:style-name="T46">column == </text:span><text:span text:style-name="T35">0</text:span><text:span text:style-name="T46">:</text:span></text:p>
      <text:p text:style-name="P12"><text:s text:c="24"/><text:span text:style-name="T46">t_practice += average_y[row] / N</text:span></text:p>
      <text:p text:style-name="P12"><text:s text:c="20"/><text:span text:style-name="T31">else</text:span><text:span text:style-name="T46">:</text:span></text:p>
      <text:p text:style-name="P12"><text:s text:c="24"/><text:span text:style-name="T46">t_practice += average_y[row] * array[row ][ column - </text:span><text:span text:style-name="T35">1 </text:span><text:span text:style-name="T46">]</text:span></text:p>
      <text:p text:style-name="P12"><text:s text:c="16"/><text:span text:style-name="T31">if </text:span><text:span text:style-name="T46">(t_practice / b_dispersion) &lt; t_theoretical:</text:span></text:p>
      <text:p text:style-name="P12"><text:s text:c="20"/><text:span text:style-name="T46">b_lst[column] = </text:span><text:span text:style-name="T35">0</text:span></text:p>
      <text:p text:style-name="P12"><text:span text:style-name="T34"><text:s text:c="12"/></text:span><text:span text:style-name="T31">return </text:span><text:span text:style-name="T46">b_lst</text:span></text:p>
      <text:p text:style-name="P12"><text:s text:c="8"/><text:span text:style-name="T31">def </text:span><text:span text:style-name="T46">fisher_test():</text:span></text:p>
      <text:p text:style-name="P12"><text:s text:c="12"/><text:span text:style-name="T46">dispersion_ad = </text:span><text:span text:style-name="T35">0</text:span></text:p>
      <text:p text:style-name="P12"><text:span text:style-name="T34"><text:s text:c="12"/></text:span><text:span text:style-name="T46">f4 = N - d</text:span></text:p>
      <text:p text:style-name="P12"><text:s text:c="12"/><text:span text:style-name="T31">for </text:span><text:span text:style-name="T46">row </text:span><text:span text:style-name="T31">in </text:span><text:span text:style-name="T30">range</text:span><text:span text:style-name="T46">(</text:span><text:span text:style-name="T30">len</text:span><text:span text:style-name="T46">(average_y)):</text:span></text:p>
      <text:p text:style-name="P12"><text:s text:c="16"/><text:span text:style-name="T46">dispersion_ad += (m * (average_y[row] - check_result(student_lst, row))) / (N - d)</text:span></text:p>
      <text:p text:style-name="P12"><text:s text:c="12"/><text:span text:style-name="T46">F_practice = dispersion_ad / dispersion_b2</text:span></text:p>
      <text:p text:style-name="P12"><text:s text:c="12"/><text:span text:style-name="T46">F_theoretical = Critical_values.get_fisher_value(f3, f4, q)</text:span></text:p>
      <text:p text:style-name="P12"><text:s text:c="12"/><text:span text:style-name="T31">return </text:span><text:span text:style-name="T46">F_practice &lt; F_theoretical</text:span></text:p>
      <text:p text:style-name="P12"><text:s text:c="8"/><text:span text:style-name="T46">x_matrix = [[] </text:span><text:span text:style-name="T31">for </text:span><text:span text:style-name="T46">x </text:span><text:span text:style-name="T31">in </text:span><text:span text:style-name="T30">range</text:span><text:span text:style-name="T46">(N)]</text:span></text:p>
      <text:p text:style-name="P12"><text:s text:c="8"/><text:span text:style-name="T31">for </text:span><text:span text:style-name="T46">i </text:span><text:span text:style-name="T31">in </text:span><text:span text:style-name="T30">range</text:span><text:span text:style-name="T46">(</text:span><text:span text:style-name="T30">len</text:span><text:span text:style-name="T46">(x_matrix)):</text:span></text:p>
      <text:p text:style-name="P12"><text:s text:c="12"/><text:span text:style-name="T31">if </text:span><text:span text:style-name="T46">i &lt; </text:span><text:span text:style-name="T35">8</text:span><text:span text:style-name="T46">:</text:span></text:p>
      <text:p text:style-name="P12"><text:s text:c="16"/><text:span text:style-name="T46">x1 = x1_min </text:span><text:span text:style-name="T31">if </text:span><text:span text:style-name="T46">array[i ][</text:span><text:span text:style-name="T35">0 </text:span><text:span text:style-name="T46">] == -</text:span><text:span text:style-name="T35">1 </text:span><text:span text:style-name="T31">else </text:span><text:span text:style-name="T46">x1_max</text:span></text:p>
      <text:p text:style-name="P12"><text:s text:c="16"/><text:span text:style-name="T46">x2 = x2_min </text:span><text:span text:style-name="T31">if </text:span><text:span text:style-name="T46">array[i ][</text:span><text:span text:style-name="T35">1 </text:span><text:span text:style-name="T46">] == -</text:span><text:span text:style-name="T35">1 </text:span><text:span text:style-name="T31">else </text:span><text:span text:style-name="T46">x2_max</text:span></text:p>
      <text:p text:style-name="P12"><text:s text:c="16"/><text:span text:style-name="T46">x3 = x3_min </text:span><text:span text:style-name="T31">if </text:span><text:span text:style-name="T46">array[i ][</text:span><text:span text:style-name="T35">2 </text:span><text:span text:style-name="T46">] == -</text:span><text:span text:style-name="T35">1 </text:span><text:span text:style-name="T31">else </text:span><text:span text:style-name="T46">x3_max</text:span></text:p>
      <text:p text:style-name="P12"><text:s text:c="12"/><text:span text:style-name="T31">else</text:span><text:span text:style-name="T46">:</text:span></text:p>
      <text:p text:style-name="P12"><text:s text:c="16"/><text:span text:style-name="T46">x_lst = x( array[i ][</text:span><text:span text:style-name="T35">0 </text:span><text:span text:style-name="T46">] , array[i ][</text:span><text:span text:style-name="T35">1 </text:span><text:span text:style-name="T46">] , array[i ][</text:span><text:span text:style-name="T35">2 </text:span><text:span text:style-name="T46">] )</text:span></text:p>
      <text:p text:style-name="P12"><text:s text:c="16"/><text:span text:style-name="T46">x1, x2, x3 = x_lst</text:span></text:p>
      <text:p text:style-name="P12"><text:s text:c="12"/><text:span text:style-name="T46">x_matrix[i] = [x1, x2, x3, x1 * x2, x1 * x3, x2 * x3, x1 * x2 * x3, x1 ** </text:span><text:span text:style-name="T35">2</text:span><text:span text:style-name="T46">, x2 ** </text:span><text:span text:style-name="T35">2</text:span><text:span text:style-name="T46">, x3 ** </text:span><text:span text:style-name="T35">2</text:span><text:span text:style-name="T46">]</text:span></text:p>
      <text:p text:style-name="P12"><text:s text:c="8"/><text:span text:style-name="T46">matrix_y = generate_matrix()</text:span></text:p>
      <text:p text:style-name="P12"><text:s text:c="8"/><text:span text:style-name="T46">average_x = find_average(x_matrix, </text:span><text:span text:style-name="T35">0</text:span><text:span text:style-name="T46">)</text:span></text:p>
      <text:p text:style-name="P12"><text:s text:c="8"/><text:span text:style-name="T46">average_y = find_average(matrix_y, </text:span><text:span text:style-name="T35">1</text:span><text:span text:style-name="T46">)</text:span></text:p>
      <text:p text:style-name="P12"><text:s text:c="8"/><text:span text:style-name="T46">matrix = [(x_matrix[i] + matrix_y[i]) </text:span><text:span text:style-name="T31">for </text:span><text:span text:style-name="T46">i </text:span><text:span text:style-name="T31">in </text:span><text:span text:style-name="T30">range</text:span><text:span text:style-name="T46">(N)]</text:span></text:p>
      <text:p text:style-name="P12"><text:s text:c="8"/><text:span text:style-name="T46">mx_i = average_x</text:span></text:p>
      <text:p text:style-name="P12"><text:s text:c="8"/><text:span text:style-name="T46">my = </text:span><text:span text:style-name="T30">sum</text:span><text:span text:style-name="T46">(average_y) / </text:span><text:span text:style-name="T35">15</text:span></text:p>
      <text:p text:style-name="P12"><text:span text:style-name="T34"><text:s text:c="8"/></text:span><text:span text:style-name="T46">values_arr = [</text:span></text:p>
      <text:p text:style-name="P12"><text:s text:c="12"/><text:span text:style-name="T46">[</text:span><text:span text:style-name="T35">1</text:span><text:span text:style-name="T46">, mx_i[</text:span><text:span text:style-name="T35">0</text:span><text:span text:style-name="T46">], mx_i[</text:span><text:span text:style-name="T35">1</text:span><text:span text:style-name="T46">], mx_i[</text:span><text:span text:style-name="T35">2</text:span><text:span text:style-name="T46">], mx_i[</text:span><text:span text:style-name="T35">3</text:span><text:span text:style-name="T46">], mx_i[</text:span><text:span text:style-name="T35">4</text:span><text:span text:style-name="T46">], mx_i[</text:span><text:span text:style-name="T35">5</text:span><text:span text:style-name="T46">], mx_i[</text:span><text:span text:style-name="T35">6</text:span><text:span text:style-name="T46">], mx_i[</text:span><text:span text:style-name="T35">7</text:span><text:span text:style-name="T46">], mx_i[</text:span><text:span text:style-name="T35">8</text:span><text:span text:style-name="T46">], mx_i[</text:span><text:span text:style-name="T35">9</text:span><text:span text:style-name="T46">]],</text:span></text:p>
      <text:p text:style-name="P12"><text:soft-page-break/><text:s text:c="12"/><text:span text:style-name="T46">[ mx_i[</text:span><text:span text:style-name="T35">0</text:span><text:span text:style-name="T46">], count( </text:span><text:span text:style-name="T35">1 </text:span><text:span text:style-name="T46">, </text:span><text:span text:style-name="T35">1 </text:span><text:span text:style-name="T46">), count( </text:span><text:span text:style-name="T35">1 </text:span><text:span text:style-name="T46">, </text:span><text:span text:style-name="T35">2 </text:span><text:span text:style-name="T46">), count( </text:span><text:span text:style-name="T35">1 </text:span><text:span text:style-name="T46">, </text:span><text:span text:style-name="T35">3 </text:span><text:span text:style-name="T46">), count( </text:span><text:span text:style-name="T35">1 </text:span><text:span text:style-name="T46">, </text:span><text:span text:style-name="T35">4 </text:span><text:span text:style-name="T46">), count( </text:span><text:span text:style-name="T35">1 </text:span><text:span text:style-name="T46">, </text:span><text:span text:style-name="T35">5 </text:span><text:span text:style-name="T46">), count( </text:span><text:span text:style-name="T35">1 </text:span><text:span text:style-name="T46">, </text:span><text:span text:style-name="T35">6 </text:span><text:span text:style-name="T46">), count( </text:span><text:span text:style-name="T35">1 </text:span><text:span text:style-name="T46">, </text:span><text:span text:style-name="T35">7 </text:span><text:span text:style-name="T46">), count( </text:span><text:span text:style-name="T35">1 </text:span><text:span text:style-name="T46">, </text:span><text:span text:style-name="T35">8 </text:span><text:span text:style-name="T46">), count( </text:span><text:span text:style-name="T35">1 </text:span><text:span text:style-name="T46">, </text:span><text:span text:style-name="T35">9 </text:span><text:span text:style-name="T46">), count( </text:span><text:span text:style-name="T35">1 </text:span><text:span text:style-name="T46">, </text:span><text:span text:style-name="T35">10 </text:span><text:span text:style-name="T46">) ],</text:span></text:p>
      <text:p text:style-name="P12"><text:s text:c="12"/><text:span text:style-name="T46">[ mx_i[</text:span><text:span text:style-name="T35">1</text:span><text:span text:style-name="T46">], count( </text:span><text:span text:style-name="T35">2 </text:span><text:span text:style-name="T46">, </text:span><text:span text:style-name="T35">1 </text:span><text:span text:style-name="T46">), count( </text:span><text:span text:style-name="T35">2 </text:span><text:span text:style-name="T46">, </text:span><text:span text:style-name="T35">2 </text:span><text:span text:style-name="T46">), count( </text:span><text:span text:style-name="T35">2 </text:span><text:span text:style-name="T46">, </text:span><text:span text:style-name="T35">3 </text:span><text:span text:style-name="T46">), count( </text:span><text:span text:style-name="T35">2 </text:span><text:span text:style-name="T46">, </text:span><text:span text:style-name="T35">4 </text:span><text:span text:style-name="T46">), count( </text:span><text:span text:style-name="T35">2 </text:span><text:span text:style-name="T46">, </text:span><text:span text:style-name="T35">5 </text:span><text:span text:style-name="T46">), count( </text:span><text:span text:style-name="T35">2 </text:span><text:span text:style-name="T46">, </text:span><text:span text:style-name="T35">6 </text:span><text:span text:style-name="T46">), count( </text:span><text:span text:style-name="T35">2 </text:span><text:span text:style-name="T46">, </text:span><text:span text:style-name="T35">7 </text:span><text:span text:style-name="T46">), count( </text:span><text:span text:style-name="T35">2 </text:span><text:span text:style-name="T46">, </text:span><text:span text:style-name="T35">8 </text:span><text:span text:style-name="T46">), count( </text:span><text:span text:style-name="T35">2 </text:span><text:span text:style-name="T46">, </text:span><text:span text:style-name="T35">9 </text:span><text:span text:style-name="T46">), count( </text:span><text:span text:style-name="T35">2 </text:span><text:span text:style-name="T46">, </text:span><text:span text:style-name="T35">10 </text:span><text:span text:style-name="T46">) ],</text:span></text:p>
      <text:p text:style-name="P12"><text:s text:c="12"/><text:span text:style-name="T46">[ mx_i[</text:span><text:span text:style-name="T35">2</text:span><text:span text:style-name="T46">], count( </text:span><text:span text:style-name="T35">3 </text:span><text:span text:style-name="T46">, </text:span><text:span text:style-name="T35">1 </text:span><text:span text:style-name="T46">), count( </text:span><text:span text:style-name="T35">3 </text:span><text:span text:style-name="T46">, </text:span><text:span text:style-name="T35">2 </text:span><text:span text:style-name="T46">), count( </text:span><text:span text:style-name="T35">3 </text:span><text:span text:style-name="T46">, </text:span><text:span text:style-name="T35">3 </text:span><text:span text:style-name="T46">), count( </text:span><text:span text:style-name="T35">3 </text:span><text:span text:style-name="T46">, </text:span><text:span text:style-name="T35">4 </text:span><text:span text:style-name="T46">), count( </text:span><text:span text:style-name="T35">3 </text:span><text:span text:style-name="T46">, </text:span><text:span text:style-name="T35">5 </text:span><text:span text:style-name="T46">), count( </text:span><text:span text:style-name="T35">3 </text:span><text:span text:style-name="T46">, </text:span><text:span text:style-name="T35">6 </text:span><text:span text:style-name="T46">), count( </text:span><text:span text:style-name="T35">3 </text:span><text:span text:style-name="T46">, </text:span><text:span text:style-name="T35">7 </text:span><text:span text:style-name="T46">), count( </text:span><text:span text:style-name="T35">3 </text:span><text:span text:style-name="T46">, </text:span><text:span text:style-name="T35">8 </text:span><text:span text:style-name="T46">), count( </text:span><text:span text:style-name="T35">3 </text:span><text:span text:style-name="T46">, </text:span><text:span text:style-name="T35">9 </text:span><text:span text:style-name="T46">), count( </text:span><text:span text:style-name="T35">3 </text:span><text:span text:style-name="T46">, </text:span><text:span text:style-name="T35">10 </text:span><text:span text:style-name="T46">) ],</text:span></text:p>
      <text:p text:style-name="P12"><text:s text:c="12"/><text:span text:style-name="T46">[ mx_i[</text:span><text:span text:style-name="T35">3</text:span><text:span text:style-name="T46">], count( </text:span><text:span text:style-name="T35">4 </text:span><text:span text:style-name="T46">, </text:span><text:span text:style-name="T35">1 </text:span><text:span text:style-name="T46">), count( </text:span><text:span text:style-name="T35">4 </text:span><text:span text:style-name="T46">, </text:span><text:span text:style-name="T35">2 </text:span><text:span text:style-name="T46">), count( </text:span><text:span text:style-name="T35">4 </text:span><text:span text:style-name="T46">, </text:span><text:span text:style-name="T35">3 </text:span><text:span text:style-name="T46">), count( </text:span><text:span text:style-name="T35">4 </text:span><text:span text:style-name="T46">, </text:span><text:span text:style-name="T35">4 </text:span><text:span text:style-name="T46">), count( </text:span><text:span text:style-name="T35">4 </text:span><text:span text:style-name="T46">, </text:span><text:span text:style-name="T35">5 </text:span><text:span text:style-name="T46">), count( </text:span><text:span text:style-name="T35">4 </text:span><text:span text:style-name="T46">, </text:span><text:span text:style-name="T35">6 </text:span><text:span text:style-name="T46">), count( </text:span><text:span text:style-name="T35">4 </text:span><text:span text:style-name="T46">, </text:span><text:span text:style-name="T35">7 </text:span><text:span text:style-name="T46">), count( </text:span><text:span text:style-name="T35">4 </text:span><text:span text:style-name="T46">, </text:span><text:span text:style-name="T35">8 </text:span><text:span text:style-name="T46">), count( </text:span><text:span text:style-name="T35">4 </text:span><text:span text:style-name="T46">, </text:span><text:span text:style-name="T35">9 </text:span><text:span text:style-name="T46">), count( </text:span><text:span text:style-name="T35">4 </text:span><text:span text:style-name="T46">, </text:span><text:span text:style-name="T35">10 </text:span><text:span text:style-name="T46">) ],</text:span></text:p>
      <text:p text:style-name="P12"><text:s text:c="12"/><text:span text:style-name="T46">[ mx_i[</text:span><text:span text:style-name="T35">4</text:span><text:span text:style-name="T46">], count( </text:span><text:span text:style-name="T35">5 </text:span><text:span text:style-name="T46">, </text:span><text:span text:style-name="T35">1 </text:span><text:span text:style-name="T46">), count( </text:span><text:span text:style-name="T35">5 </text:span><text:span text:style-name="T46">, </text:span><text:span text:style-name="T35">2 </text:span><text:span text:style-name="T46">), count( </text:span><text:span text:style-name="T35">5 </text:span><text:span text:style-name="T46">, </text:span><text:span text:style-name="T35">3 </text:span><text:span text:style-name="T46">), count( </text:span><text:span text:style-name="T35">5 </text:span><text:span text:style-name="T46">, </text:span><text:span text:style-name="T35">4 </text:span><text:span text:style-name="T46">), count( </text:span><text:span text:style-name="T35">5 </text:span><text:span text:style-name="T46">, </text:span><text:span text:style-name="T35">5 </text:span><text:span text:style-name="T46">), count( </text:span><text:span text:style-name="T35">5 </text:span><text:span text:style-name="T46">, </text:span><text:span text:style-name="T35">6 </text:span><text:span text:style-name="T46">), count( </text:span><text:span text:style-name="T35">5 </text:span><text:span text:style-name="T46">, </text:span><text:span text:style-name="T35">7 </text:span><text:span text:style-name="T46">), count( </text:span><text:span text:style-name="T35">5 </text:span><text:span text:style-name="T46">, </text:span><text:span text:style-name="T35">8 </text:span><text:span text:style-name="T46">), count( </text:span><text:span text:style-name="T35">5 </text:span><text:span text:style-name="T46">, </text:span><text:span text:style-name="T35">9 </text:span><text:span text:style-name="T46">), count( </text:span><text:span text:style-name="T35">5 </text:span><text:span text:style-name="T46">, </text:span><text:span text:style-name="T35">10 </text:span><text:span text:style-name="T46">) ],</text:span></text:p>
      <text:p text:style-name="P12"><text:s text:c="12"/><text:span text:style-name="T46">[ mx_i[</text:span><text:span text:style-name="T35">5</text:span><text:span text:style-name="T46">], count( </text:span><text:span text:style-name="T35">6 </text:span><text:span text:style-name="T46">, </text:span><text:span text:style-name="T35">1 </text:span><text:span text:style-name="T46">), count( </text:span><text:span text:style-name="T35">6 </text:span><text:span text:style-name="T46">, </text:span><text:span text:style-name="T35">2 </text:span><text:span text:style-name="T46">), count( </text:span><text:span text:style-name="T35">6 </text:span><text:span text:style-name="T46">, </text:span><text:span text:style-name="T35">3 </text:span><text:span text:style-name="T46">), count( </text:span><text:span text:style-name="T35">6 </text:span><text:span text:style-name="T46">, </text:span><text:span text:style-name="T35">4 </text:span><text:span text:style-name="T46">), count( </text:span><text:span text:style-name="T35">6 </text:span><text:span text:style-name="T46">, </text:span><text:span text:style-name="T35">5 </text:span><text:span text:style-name="T46">), count( </text:span><text:span text:style-name="T35">6 </text:span><text:span text:style-name="T46">, </text:span><text:span text:style-name="T35">6 </text:span><text:span text:style-name="T46">), count( </text:span><text:span text:style-name="T35">6 </text:span><text:span text:style-name="T46">, </text:span><text:span text:style-name="T35">7 </text:span><text:span text:style-name="T46">), count( </text:span><text:span text:style-name="T35">6 </text:span><text:span text:style-name="T46">, </text:span><text:span text:style-name="T35">8 </text:span><text:span text:style-name="T46">), count( </text:span><text:span text:style-name="T35">6 </text:span><text:span text:style-name="T46">, </text:span><text:span text:style-name="T35">9 </text:span><text:span text:style-name="T46">), count( </text:span><text:span text:style-name="T35">6 </text:span><text:span text:style-name="T46">, </text:span><text:span text:style-name="T35">10 </text:span><text:span text:style-name="T46">) ],</text:span></text:p>
      <text:p text:style-name="P12"><text:s text:c="12"/><text:span text:style-name="T46">[ mx_i[</text:span><text:span text:style-name="T35">6</text:span><text:span text:style-name="T46">], count( </text:span><text:span text:style-name="T35">7 </text:span><text:span text:style-name="T46">, </text:span><text:span text:style-name="T35">1 </text:span><text:span text:style-name="T46">), count( </text:span><text:span text:style-name="T35">7 </text:span><text:span text:style-name="T46">, </text:span><text:span text:style-name="T35">2 </text:span><text:span text:style-name="T46">), count( </text:span><text:span text:style-name="T35">7 </text:span><text:span text:style-name="T46">, </text:span><text:span text:style-name="T35">3 </text:span><text:span text:style-name="T46">), count( </text:span><text:span text:style-name="T35">7 </text:span><text:span text:style-name="T46">, </text:span><text:span text:style-name="T35">4 </text:span><text:span text:style-name="T46">), count( </text:span><text:span text:style-name="T35">7 </text:span><text:span text:style-name="T46">, </text:span><text:span text:style-name="T35">5 </text:span><text:span text:style-name="T46">), count( </text:span><text:span text:style-name="T35">7 </text:span><text:span text:style-name="T46">, </text:span><text:span text:style-name="T35">6 </text:span><text:span text:style-name="T46">), count( </text:span><text:span text:style-name="T35">7 </text:span><text:span text:style-name="T46">, </text:span><text:span text:style-name="T35">7 </text:span><text:span text:style-name="T46">), count( </text:span><text:span text:style-name="T35">7 </text:span><text:span text:style-name="T46">, </text:span><text:span text:style-name="T35">8 </text:span><text:span text:style-name="T46">), count( </text:span><text:span text:style-name="T35">7 </text:span><text:span text:style-name="T46">, </text:span><text:span text:style-name="T35">9 </text:span><text:span text:style-name="T46">), count( </text:span><text:span text:style-name="T35">7 </text:span><text:span text:style-name="T46">, </text:span><text:span text:style-name="T35">10 </text:span><text:span text:style-name="T46">) ],</text:span></text:p>
      <text:p text:style-name="P12"><text:s text:c="12"/><text:span text:style-name="T46">[ mx_i[</text:span><text:span text:style-name="T35">7</text:span><text:span text:style-name="T46">], count( </text:span><text:span text:style-name="T35">8 </text:span><text:span text:style-name="T46">, </text:span><text:span text:style-name="T35">1 </text:span><text:span text:style-name="T46">), count( </text:span><text:span text:style-name="T35">8 </text:span><text:span text:style-name="T46">, </text:span><text:span text:style-name="T35">2 </text:span><text:span text:style-name="T46">), count( </text:span><text:span text:style-name="T35">8 </text:span><text:span text:style-name="T46">, </text:span><text:span text:style-name="T35">3 </text:span><text:span text:style-name="T46">), count( </text:span><text:span text:style-name="T35">8 </text:span><text:span text:style-name="T46">, </text:span><text:span text:style-name="T35">4 </text:span><text:span text:style-name="T46">), count( </text:span><text:span text:style-name="T35">8 </text:span><text:span text:style-name="T46">, </text:span><text:span text:style-name="T35">5 </text:span><text:span text:style-name="T46">), count( </text:span><text:span text:style-name="T35">8 </text:span><text:span text:style-name="T46">, </text:span><text:span text:style-name="T35">6 </text:span><text:span text:style-name="T46">), count( </text:span><text:span text:style-name="T35">8 </text:span><text:span text:style-name="T46">, </text:span><text:span text:style-name="T35">7 </text:span><text:span text:style-name="T46">), count( </text:span><text:span text:style-name="T35">8 </text:span><text:span text:style-name="T46">, </text:span><text:span text:style-name="T35">8 </text:span><text:span text:style-name="T46">), count( </text:span><text:span text:style-name="T35">8 </text:span><text:span text:style-name="T46">, </text:span><text:span text:style-name="T35">9 </text:span><text:span text:style-name="T46">), count( </text:span><text:span text:style-name="T35">8 </text:span><text:span text:style-name="T46">, </text:span><text:span text:style-name="T35">10 </text:span><text:span text:style-name="T46">) ],</text:span></text:p>
      <text:p text:style-name="P12"><text:s text:c="12"/><text:span text:style-name="T46">[ mx_i[</text:span><text:span text:style-name="T35">8</text:span><text:span text:style-name="T46">], count( </text:span><text:span text:style-name="T35">9 </text:span><text:span text:style-name="T46">, </text:span><text:span text:style-name="T35">1 </text:span><text:span text:style-name="T46">), count( </text:span><text:span text:style-name="T35">9 </text:span><text:span text:style-name="T46">, </text:span><text:span text:style-name="T35">2 </text:span><text:span text:style-name="T46">), count( </text:span><text:span text:style-name="T35">9 </text:span><text:span text:style-name="T46">, </text:span><text:span text:style-name="T35">3 </text:span><text:span text:style-name="T46">), count( </text:span><text:span text:style-name="T35">9 </text:span><text:span text:style-name="T46">, </text:span><text:span text:style-name="T35">4 </text:span><text:span text:style-name="T46">), count( </text:span><text:span text:style-name="T35">9 </text:span><text:span text:style-name="T46">, </text:span><text:span text:style-name="T35">5 </text:span><text:span text:style-name="T46">), count( </text:span><text:span text:style-name="T35">9 </text:span><text:span text:style-name="T46">, </text:span><text:span text:style-name="T35">6 </text:span><text:span text:style-name="T46">), count( </text:span><text:span text:style-name="T35">9 </text:span><text:span text:style-name="T46">, </text:span><text:span text:style-name="T35">7 </text:span><text:span text:style-name="T46">), count( </text:span><text:span text:style-name="T35">9 </text:span><text:span text:style-name="T46">, </text:span><text:span text:style-name="T35">8 </text:span><text:span text:style-name="T46">), count( </text:span><text:span text:style-name="T35">9 </text:span><text:span text:style-name="T46">, </text:span><text:span text:style-name="T35">9 </text:span><text:span text:style-name="T46">), count( </text:span><text:span text:style-name="T35">9 </text:span><text:span text:style-name="T46">, </text:span><text:span text:style-name="T35">10 </text:span><text:span text:style-name="T46">) ],</text:span></text:p>
      <text:p text:style-name="P12"><text:s text:c="12"/><text:span text:style-name="T46">[ mx_i[</text:span><text:span text:style-name="T35">9</text:span><text:span text:style-name="T46">], count( </text:span><text:span text:style-name="T35">10 </text:span><text:span text:style-name="T46">, </text:span><text:span text:style-name="T35">1 </text:span><text:span text:style-name="T46">), count( </text:span><text:span text:style-name="T35">10 </text:span><text:span text:style-name="T46">, </text:span><text:span text:style-name="T35">2 </text:span><text:span text:style-name="T46">), count( </text:span><text:span text:style-name="T35">10 </text:span><text:span text:style-name="T46">, </text:span><text:span text:style-name="T35">3 </text:span><text:span text:style-name="T46">), count( </text:span><text:span text:style-name="T35">10 </text:span><text:span text:style-name="T46">, </text:span><text:span text:style-name="T35">4 </text:span><text:span text:style-name="T46">), count( </text:span><text:span text:style-name="T35">10 </text:span><text:span text:style-name="T46">, </text:span><text:span text:style-name="T35">5 </text:span><text:span text:style-name="T46">), count( </text:span><text:span text:style-name="T35">10 </text:span><text:span text:style-name="T46">, </text:span><text:span text:style-name="T35">6 </text:span><text:span text:style-name="T46">), count( </text:span><text:span text:style-name="T35">10 </text:span><text:span text:style-name="T46">, </text:span><text:span text:style-name="T35">7 </text:span><text:span text:style-name="T46">), count( </text:span><text:span text:style-name="T35">10 </text:span><text:span text:style-name="T46">, </text:span><text:span text:style-name="T35">8 </text:span><text:span text:style-name="T46">), count( </text:span><text:span text:style-name="T35">10 </text:span><text:span text:style-name="T46">, </text:span><text:span text:style-name="T35">9 </text:span><text:span text:style-name="T46">), count( </text:span><text:span text:style-name="T35">10 </text:span><text:span text:style-name="T46">, </text:span><text:span text:style-name="T35">10 </text:span><text:span text:style-name="T46">) ]</text:span></text:p>
      <text:p text:style-name="P12"><text:s text:c="8"/><text:span text:style-name="T46">]</text:span></text:p>
      <text:p text:style-name="P12"><text:s text:c="8"/><text:span text:style-name="T46">outputArray = [ my, find_known( </text:span><text:span text:style-name="T35">1 </text:span><text:span text:style-name="T46">), find_known( </text:span><text:span text:style-name="T35">2 </text:span><text:span text:style-name="T46">), find_known( </text:span><text:span text:style-name="T35">3 </text:span><text:span text:style-name="T46">), find_known( </text:span><text:span text:style-name="T35">4 </text:span><text:span text:style-name="T46">), find_known( </text:span><text:span text:style-name="T35">5 </text:span><text:span text:style-name="T46">), find_known( </text:span><text:span text:style-name="T35">6 </text:span><text:span text:style-name="T46">), find_known( </text:span><text:span text:style-name="T35">7 </text:span><text:span text:style-name="T46">),</text:span></text:p>
      <text:p text:style-name="P12"><text:s text:c="24"/><text:span text:style-name="T46">find_known(</text:span><text:span text:style-name="T35">8</text:span><text:span text:style-name="T46">), find_known(</text:span><text:span text:style-name="T35">9</text:span><text:span text:style-name="T46">), find_known(</text:span><text:span text:style-name="T35">10</text:span><text:span text:style-name="T46">) ]</text:span></text:p>
      <text:p text:style-name="P12"><text:s text:c="8"/><text:span text:style-name="T46">beta = solve( values_arr , outputArray )</text:span></text:p>
      <text:p text:style-name="P12"><text:s text:c="8"/><text:span text:style-name="T30">print</text:span><text:span text:style-name="T46">(</text:span><text:span text:style-name="T39">"</text:span><text:span text:style-name="T31">\t</text:span><text:span text:style-name="T39">Regression equation =&gt;"</text:span><text:span text:style-name="T46">)</text:span></text:p>
      <text:p text:style-name="P12"><text:s text:c="8"/><text:span text:style-name="T30">print</text:span><text:span text:style-name="T46">(</text:span><text:span text:style-name="T39">"{:.3f} + {:.3f} * X1 + {:.3f} * X2 + {:.3f} * X3 + {:.3f} * Х1X2 + {:.3f} * Х1X3 + {:.3f} * Х2X3"</text:span></text:p>
      <text:p text:style-name="P12"><text:span text:style-name="T36"><text:s text:c="14"/></text:span><text:span text:style-name="T39">"+ {:.3f} * Х1Х2X3 + {:.3f} * X11^2 + {:.3f} * X22^2 + {:.3f} * X33^2 = ŷ</text:span><text:span text:style-name="T31">\n\t</text:span><text:span text:style-name="T38"> </text:span><text:span text:style-name="T39">check"</text:span></text:p>
      <text:p text:style-name="P12"><text:span text:style-name="T36"><text:s text:c="14"/></text:span><text:span text:style-name="T46">.format(beta[</text:span><text:span text:style-name="T35">0</text:span><text:span text:style-name="T46">], beta[</text:span><text:span text:style-name="T35">1</text:span><text:span text:style-name="T46">], beta[</text:span><text:span text:style-name="T35">2</text:span><text:span text:style-name="T46">], beta[</text:span><text:span text:style-name="T35">3</text:span><text:span text:style-name="T46">], beta[</text:span><text:span text:style-name="T35">4</text:span><text:span text:style-name="T46">], beta[</text:span><text:span text:style-name="T35">5</text:span><text:span text:style-name="T46">], beta[</text:span><text:span text:style-name="T35">6</text:span><text:span text:style-name="T46">], beta[</text:span><text:span text:style-name="T35">7</text:span><text:span text:style-name="T46">], beta[</text:span><text:span text:style-name="T35">8</text:span><text:span text:style-name="T46">], beta[</text:span><text:span text:style-name="T35">9</text:span><text:span text:style-name="T46">], beta[</text:span><text:span text:style-name="T35">10</text:span><text:span text:style-name="T46">]))</text:span></text:p>
      <text:p text:style-name="P12"><text:s text:c="8"/><text:span text:style-name="T31">for </text:span><text:span text:style-name="T46">i </text:span><text:span text:style-name="T31">in </text:span><text:span text:style-name="T30">range</text:span><text:span text:style-name="T46">(N):</text:span></text:p>
      <text:p text:style-name="P12"><text:s text:c="12"/><text:span text:style-name="T30">print</text:span><text:span text:style-name="T46">(</text:span><text:span text:style-name="T39">"ŷ{} = {:.3f} ≈ {:.3f}"</text:span><text:span text:style-name="T46">.format((i + </text:span><text:span text:style-name="T35">1</text:span><text:span text:style-name="T46">), check_result(beta, i), average_y[i]))</text:span></text:p>
      <text:p text:style-name="P12"><text:s text:c="8"/><text:span text:style-name="T46">y_dispersion = [</text:span><text:span text:style-name="T35">0.0 </text:span><text:span text:style-name="T31">for </text:span><text:span text:style-name="T46">x </text:span><text:span text:style-name="T31">in </text:span><text:span text:style-name="T30">range</text:span><text:span text:style-name="T46">(N)]</text:span></text:p>
      <text:p text:style-name="P12"><text:s text:c="8"/><text:span text:style-name="T46">homogeneity = </text:span><text:span text:style-name="T31">False</text:span></text:p>
      <text:p text:style-name="P12"><text:span text:style-name="T28"><text:s text:c="8"/></text:span><text:span text:style-name="T31">while not </text:span><text:span text:style-name="T46">homogeneity:</text:span></text:p>
      <text:p text:style-name="P12"><text:s text:c="12"/><text:span text:style-name="T46">y_dispersion = [</text:span><text:span text:style-name="T35">0.0 </text:span><text:span text:style-name="T31">for </text:span><text:span text:style-name="T46">x </text:span><text:span text:style-name="T31">in </text:span><text:span text:style-name="T30">range</text:span><text:span text:style-name="T46">(N)]</text:span></text:p>
      <text:p text:style-name="P12"><text:s text:c="12"/><text:span text:style-name="T31">for </text:span><text:span text:style-name="T46">i </text:span><text:span text:style-name="T31">in </text:span><text:span text:style-name="T30">range</text:span><text:span text:style-name="T46">(N):</text:span></text:p>
      <text:p text:style-name="P12"><text:s text:c="16"/><text:span text:style-name="T46">dispersion_i = </text:span><text:span text:style-name="T35">0</text:span></text:p>
      <text:p text:style-name="P12"><text:span text:style-name="T34"><text:s text:c="16"/></text:span><text:span text:style-name="T31">for </text:span><text:span text:style-name="T46">j </text:span><text:span text:style-name="T31">in </text:span><text:span text:style-name="T30">range</text:span><text:span text:style-name="T46">(m):</text:span></text:p>
      <text:p text:style-name="P12"><text:s text:c="20"/><text:span text:style-name="T46">dispersion_i += (matrix_y[i][j] - average_y[i]) ** </text:span><text:span text:style-name="T35">2</text:span></text:p>
      <text:p text:style-name="P12"><text:span text:style-name="T34"><text:s text:c="16"/></text:span><text:span text:style-name="T46">y_dispersion.append(dispersion_i / (m - </text:span><text:span text:style-name="T35">1</text:span><text:span text:style-name="T46">))</text:span></text:p>
      <text:p text:style-name="P12"><text:s text:c="12"/><text:span text:style-name="T46">f1 = m - </text:span><text:span text:style-name="T35">1</text:span></text:p>
      <text:p text:style-name="P12"><text:span text:style-name="T34"><text:s text:c="12"/></text:span><text:span text:style-name="T46">f2 = N</text:span></text:p>
      <text:p text:style-name="P12"><text:s text:c="12"/><text:span text:style-name="T46">f3 = f1 * f2</text:span></text:p>
      <text:p text:style-name="P12"><text:s text:c="12"/><text:span text:style-name="T46">q = </text:span><text:span text:style-name="T35">1 </text:span><text:span text:style-name="T46">- p</text:span></text:p>
      <text:p text:style-name="P12"><text:s text:c="12"/><text:span text:style-name="T46">Gp = </text:span><text:span text:style-name="T30">max</text:span><text:span text:style-name="T46">(y_dispersion) / </text:span><text:span text:style-name="T30">sum</text:span><text:span text:style-name="T46">(y_dispersion)</text:span></text:p>
      <text:p text:style-name="P12"><text:s text:c="12"/><text:span text:style-name="T30">print</text:span><text:span text:style-name="T46">(</text:span><text:span text:style-name="T39">"</text:span><text:span text:style-name="T31">\n</text:span><text:span text:style-name="T39">"</text:span><text:span text:style-name="T46">)</text:span></text:p>
      <text:p text:style-name="P12"><text:s text:c="12"/><text:span text:style-name="T30">print</text:span><text:span text:style-name="T46">(</text:span><text:span text:style-name="T39">"</text:span><text:span text:style-name="T31">\t</text:span><text:span text:style-name="T39">Kohrens critetion"</text:span><text:span text:style-name="T46">)</text:span></text:p>
      <text:p text:style-name="P12"><text:soft-page-break/><text:s text:c="12"/><text:span text:style-name="T46">Gt = Critical_values.get_cohren_value(f2, f1, q)</text:span></text:p>
      <text:p text:style-name="P12"><text:s text:c="12"/><text:span text:style-name="T31">if </text:span><text:span text:style-name="T46">Gt &gt; Gp </text:span><text:span text:style-name="T31">or </text:span><text:span text:style-name="T46">m &gt;= </text:span><text:span text:style-name="T35">25</text:span><text:span text:style-name="T46">: </text:span><text:span text:style-name="T43">#because 25 is max number of reiterations</text:span></text:p>
      <text:p text:style-name="P12"><text:span text:style-name="T41"><text:s text:c="16"/></text:span><text:span text:style-name="T30">print</text:span><text:span text:style-name="T46">(</text:span><text:span text:style-name="T39">"</text:span><text:span text:style-name="T31">\t\t</text:span><text:span text:style-name="T39">Dispersion is homogeneous {:.2f}!"</text:span><text:span text:style-name="T46">.format(q))</text:span></text:p>
      <text:p text:style-name="P12"><text:s text:c="16"/><text:span text:style-name="T46">homogeneity = </text:span><text:span text:style-name="T31">True</text:span></text:p>
      <text:p text:style-name="P12"><text:span text:style-name="T28"><text:s text:c="12"/></text:span><text:span text:style-name="T31">else</text:span><text:span text:style-name="T46">:</text:span></text:p>
      <text:p text:style-name="P12"><text:s text:c="16"/><text:span text:style-name="T30">print</text:span><text:span text:style-name="T46">(</text:span><text:span text:style-name="T39">"</text:span><text:span text:style-name="T31">\t\t</text:span><text:span text:style-name="T39">Dispersion is not homogeneous {:.2f}!"</text:span><text:span text:style-name="T46">.format(q))</text:span></text:p>
      <text:p text:style-name="P12"><text:s text:c="16"/><text:span text:style-name="T46">m += </text:span><text:span text:style-name="T35">1 </text:span><text:span text:style-name="T43">#new Y column will be added</text:span></text:p>
      <text:p text:style-name="P12"><text:span text:style-name="T41"><text:s text:c="8"/></text:span><text:span text:style-name="T46">dispersion_b2 = </text:span><text:span text:style-name="T30">sum</text:span><text:span text:style-name="T46">(y_dispersion) / (N * N * m)</text:span></text:p>
      <text:p text:style-name="P12"><text:s text:c="8"/><text:span text:style-name="T46">student_lst = </text:span><text:span text:style-name="T30">list</text:span><text:span text:style-name="T46">(student_test(beta))</text:span></text:p>
      <text:p text:style-name="P12"><text:s text:c="8"/><text:span text:style-name="T30">print</text:span><text:span text:style-name="T46">(</text:span><text:span text:style-name="T39">"</text:span><text:span text:style-name="T31">\t</text:span><text:span text:style-name="T39">Regression equation after Students criterion"</text:span><text:span text:style-name="T46">)</text:span></text:p>
      <text:p text:style-name="P12"><text:s text:c="8"/><text:span text:style-name="T30">print</text:span><text:span text:style-name="T46">(</text:span><text:span text:style-name="T39">"{:.3f} + {:.3f} * X1 + {:.3f} * X2 + {:.3f} * X3 + {:.3f} * Х1X2 + {:.3f} * Х1X3 + {:.3f} * Х2X3"</text:span></text:p>
      <text:p text:style-name="P12"><text:span text:style-name="T36"><text:s text:c="14"/></text:span><text:span text:style-name="T39">"+ {:.3f} * Х1Х2X3 + {:.3f} * X11^2 + {:.3f} * X22^2 + {:.3f} * X33^2 = ŷ</text:span><text:span text:style-name="T31">\n\t</text:span><text:span text:style-name="T39">check"</text:span></text:p>
      <text:p text:style-name="P12"><text:span text:style-name="T36"><text:s text:c="14"/></text:span><text:span text:style-name="T46">.format(student_lst[</text:span><text:span text:style-name="T35">0</text:span><text:span text:style-name="T46">], student_lst[</text:span><text:span text:style-name="T35">1</text:span><text:span text:style-name="T46">], student_lst[</text:span><text:span text:style-name="T35">2</text:span><text:span text:style-name="T46">], student_lst[</text:span><text:span text:style-name="T35">3</text:span><text:span text:style-name="T46">], student_lst[</text:span><text:span text:style-name="T35">4</text:span><text:span text:style-name="T46">], student_lst[</text:span><text:span text:style-name="T35">5</text:span><text:span text:style-name="T46">],</text:span></text:p>
      <text:p text:style-name="P12"><text:s text:c="22"/><text:span text:style-name="T46">student_lst[</text:span><text:span text:style-name="T35">6</text:span><text:span text:style-name="T46">], student_lst[</text:span><text:span text:style-name="T35">7</text:span><text:span text:style-name="T46">], student_lst[</text:span><text:span text:style-name="T35">8</text:span><text:span text:style-name="T46">], student_lst[</text:span><text:span text:style-name="T35">9</text:span><text:span text:style-name="T46">], student_lst[</text:span><text:span text:style-name="T35">10</text:span><text:span text:style-name="T46">]))</text:span></text:p>
      <text:p text:style-name="P12"><text:s text:c="8"/><text:span text:style-name="T31">for </text:span><text:span text:style-name="T46">i </text:span><text:span text:style-name="T31">in </text:span><text:span text:style-name="T30">range</text:span><text:span text:style-name="T46">(N):</text:span></text:p>
      <text:p text:style-name="P12"><text:s text:c="12"/><text:span text:style-name="T30">print</text:span><text:span text:style-name="T46">(</text:span><text:span text:style-name="T39">"ŷ{} = {:.3f} ≈ {:.3f}"</text:span><text:span text:style-name="T46">.format((i + </text:span><text:span text:style-name="T35">1</text:span><text:span text:style-name="T46">), check_result(student_lst, i), average_y[i]))</text:span></text:p>
      <text:p text:style-name="P12"><text:s text:c="8"/><text:span text:style-name="T30">print</text:span><text:span text:style-name="T46">(</text:span><text:span text:style-name="T39">"</text:span><text:span text:style-name="T31">\n</text:span><text:span text:style-name="T39">"</text:span><text:span text:style-name="T46">)</text:span></text:p>
      <text:p text:style-name="P12"><text:s text:c="8"/><text:span text:style-name="T30">print</text:span><text:span text:style-name="T46">(</text:span><text:span text:style-name="T39">"</text:span><text:span text:style-name="T31">\t</text:span><text:span text:style-name="T39">Fishers criterion =&gt;"</text:span><text:span text:style-name="T46">)</text:span></text:p>
      <text:p text:style-name="P12"><text:s text:c="8"/><text:span text:style-name="T46">d = </text:span><text:span text:style-name="T35">11 </text:span><text:span text:style-name="T46">- student_lst.count(</text:span><text:span text:style-name="T35">0</text:span><text:span text:style-name="T46">)</text:span></text:p>
      <text:p text:style-name="P12"><text:s text:c="8"/><text:span text:style-name="T31">if </text:span><text:span text:style-name="T46">fisher_test():</text:span></text:p>
      <text:p text:style-name="P12"><text:s text:c="12"/><text:span text:style-name="T46">correct = </text:span><text:span text:style-name="T31">True</text:span></text:p>
      <text:p text:style-name="P12"><text:span text:style-name="T28"><text:s text:c="12"/></text:span><text:span text:style-name="T30">print</text:span><text:span text:style-name="T46">(</text:span><text:span text:style-name="T39">"</text:span><text:span text:style-name="T31">\t\t</text:span><text:span text:style-name="T39">Regression equation is adequate"</text:span><text:span text:style-name="T46">)</text:span><text:span text:style-name="T43">#end code</text:span></text:p>
      <text:p text:style-name="P12"><text:span text:style-name="T41"><text:s text:c="8"/></text:span><text:span text:style-name="T31">else</text:span><text:span text:style-name="T46">:</text:span></text:p>
      <text:p text:style-name="P12"><text:s text:c="12"/><text:span text:style-name="T30">print</text:span><text:span text:style-name="T46">(</text:span><text:span text:style-name="T39">"</text:span><text:span text:style-name="T31">\t\t</text:span><text:span text:style-name="T39">Regression equation is not adequate"</text:span><text:span text:style-name="T46">)</text:span><text:span text:style-name="T43">#cycle starts with new Y array until got adequate regresssion</text:span></text:p>
      <text:p text:style-name="P12"><text:span text:style-name="T41"><text:s text:c="4"/></text:span><text:span text:style-name="T31">except </text:span><text:span text:style-name="T30">ValueError</text:span><text:span text:style-name="T46">:</text:span></text:p>
      <text:p text:style-name="P36"><text:s text:c="8"/><text:span text:style-name="T31">pass</text:span></text:p>
      <text:p text:style-name="P15"/>
      <text:p text:style-name="P31"><text:span text:style-name="T46"/></text:p>
      <text:list xml:id="list215606557449525" text:continue-numbering="true" text:style-name="WWNum1">
        <text:list-item>
          <text:p text:style-name="P18"><text:span text:style-name="T1">Результат</text:span><text:span text:style-name="T22"> </text:span><text:span text:style-name="T1">виконання</text:span><text:span text:style-name="T22"> </text:span><text:span text:style-name="T1">роботи програми</text:span><text:span text:style-name="T22">:</text:span></text:p>
        </text:list-item>
      </text:list>
      <text:p text:style-name="P17"/>
      <text:p text:style-name="P17">Enter number of reiteration: 3</text:p>
      <text:p text:style-name="P17">Enter confidence probability: 0.95</text:p>
      <text:p text:style-name="P17"><text:tab/>Regression equation =&gt;</text:p>
      <text:p text:style-name="P17">195.459 + -0.207 * X1 + 0.252 * X2 + 0.157 * X3 + -0.006 * Х1X2 + -0.011 * Х1X3 + -0.023 * Х2X3+ -0.001 * Х1Х2X3 + 0.002 * X11^2 + 0.106 * X22^2 + -0.004 * X33^2 = ŷ</text:p>
      <text:p text:style-name="P17"><text:tab/> check</text:p>
      <text:p text:style-name="P17">ŷ1 = 199.667 ≈ 199.667</text:p>
      <text:p text:style-name="P17">ŷ2 = 203.668 ≈ 203.667</text:p>
      <text:p text:style-name="P17">ŷ3 = 201.999 ≈ 202.000</text:p>
      <text:p text:style-name="P17">ŷ4 = 203.667 ≈ 203.667</text:p>
      <text:p text:style-name="P17">ŷ5 = 197.337 ≈ 197.333</text:p>
      <text:p text:style-name="P17">ŷ6 = 200.685 ≈ 200.667</text:p>
      <text:p text:style-name="P17">ŷ7 = 199.321 ≈ 199.333</text:p>
      <text:p text:style-name="P17">ŷ8 = 197.814 ≈ 197.333</text:p>
      <text:p text:style-name="P17">ŷ9 = 199.646 ≈ 200.000</text:p>
      <text:p text:style-name="P17">ŷ10 = 199.270 ≈ 200.000</text:p>
      <text:p text:style-name="P17">ŷ11 = 201.446 ≈ 203.000</text:p>
      <text:p text:style-name="P17">ŷ12 = 197.780 ≈ 200.000</text:p>
      <text:p text:style-name="P17">ŷ13 = 199.579 ≈ 198.000</text:p>
      <text:p text:style-name="P17">ŷ14 = 199.331 ≈ 198.333</text:p>
      <text:p text:style-name="P17"><text:soft-page-break/>ŷ15 = 199.457 ≈ 197.667</text:p>
      <text:p text:style-name="P17"/>
      <text:p text:style-name="P17"/>
      <text:p text:style-name="P17"><text:tab/>Kohrens critetion</text:p>
      <text:p text:style-name="P17"><text:tab/><text:tab/>Dispersion is homogeneous 0.05!</text:p>
      <text:p text:style-name="P17"><text:tab/>Regression equation after Students criterion</text:p>
      <text:p text:style-name="P17">195.459 + 0.000 * X1 + 0.000 * X2 + 0.157 * X3 + 0.000 * Х1X2 + 0.000 * Х1X3 + 0.000 * Х2X3+ 0.000 * Х1Х2X3 + 0.002 * X11^2 + 0.106 * X22^2 + -0.004 * X33^2 = ŷ</text:p>
      <text:p text:style-name="P17"><text:tab/>check</text:p>
      <text:p text:style-name="P17">ŷ1 = 201.482 ≈ 199.667</text:p>
      <text:p text:style-name="P17">ŷ2 = 203.165 ≈ 203.667</text:p>
      <text:p text:style-name="P17">ŷ3 = 198.521 ≈ 202.000</text:p>
      <text:p text:style-name="P17">ŷ4 = 200.204 ≈ 203.667</text:p>
      <text:p text:style-name="P17">ŷ5 = 201.523 ≈ 197.333</text:p>
      <text:p text:style-name="P17">ŷ6 = 203.205 ≈ 200.667</text:p>
      <text:p text:style-name="P17">ŷ7 = 198.562 ≈ 199.333</text:p>
      <text:p text:style-name="P17">ŷ8 = 200.245 ≈ 197.333</text:p>
      <text:p text:style-name="P17">ŷ9 = 201.521 ≈ 200.000</text:p>
      <text:p text:style-name="P17">ŷ10 = 201.571 ≈ 200.000</text:p>
      <text:p text:style-name="P17">ŷ11 = 203.500 ≈ 203.000</text:p>
      <text:p text:style-name="P17">ŷ12 = 199.902 ≈ 200.000</text:p>
      <text:p text:style-name="P17">ŷ13 = 201.477 ≈ 198.000</text:p>
      <text:p text:style-name="P17">ŷ14 = 201.609 ≈ 198.333</text:p>
      <text:p text:style-name="P17">ŷ15 = 201.545 ≈ 197.667</text:p>
      <text:p text:style-name="P17"/>
      <text:p text:style-name="P17"/>
      <text:p text:style-name="P17"><text:tab/>Fishers criterion =&gt;</text:p>
      <text:p text:style-name="P17"><text:tab/><text:tab/>Regression equation is adequate</text:p>
      <text:list xml:id="list215605559260767" text:continue-numbering="true" text:style-name="WWNum1">
        <text:list-header>
          <text:p text:style-name="P20"/>
        </text:list-header>
      </text:list>
      <text:p text:style-name="P19"/>
      <text:p text:style-name="P19"/>
      <text:p text:style-name="P30"><text:span text:style-name="T9">Висновок: </text:span><text:span text:style-name="T2">Отже, у ход</text:span><text:span text:style-name="T13">і виконання лабораторної роботи № </text:span><text:span text:style-name="T4">5</text:span><text:span text:style-name="T13"> </text:span><text:span text:style-name="T15">провели</text:span><text:span text:style-name="T20"> трьохфакторний експеримент з урахуванням квадратичних членів,використовуючи центральний ортогональний композиційний план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font-size="11pt" fo:language="en" fo:country="US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GB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GB" style:font-name-complex="Courier New1" style:font-family-complex="'Courier New'" style:font-family-generic-complex="system" style:font-pitch-complex="variable" style:font-size-complex="10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4pt" fo:font-style="normal" style:font-size-asian="14pt" style:font-style-asian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editing-cycles>5</meta:editing-cycles>
    <meta:creation-date>2020-03-25T14:21:00</meta:creation-date>
    <dc:date>2020-04-14T21:56:04.844159393</dc:date>
    <meta:editing-duration>PT24M24S</meta:editing-duration>
    <meta:generator>LibreOffice/6.0.7.3$Linux_X86_64 LibreOffice_project/00m0$Build-3</meta:generator>
    <meta:document-statistic meta:table-count="0" meta:image-count="1" meta:object-count="0" meta:page-count="7" meta:paragraph-count="273" meta:word-count="2054" meta:character-count="13204" meta:non-whitespace-character-count="918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